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VersionList.xml" manifest:media-type=""/>
  <manifest:file-entry manifest:full-path="content.xml" manifest:media-type="text/xml"/>
  <manifest:file-entry manifest:full-path="Versions/Version4" manifest:media-type=""/>
  <manifest:file-entry manifest:full-path="Versions/Version1" manifest:media-type=""/>
  <manifest:file-entry manifest:full-path="Versions/Version2" manifest:media-type=""/>
  <manifest:file-entry manifest:full-path="Versions/Version3" manifest:media-type=""/>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adornments="Regular"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roman" style:font-pitch="variable"/>
    <style:font-face style:name="DejaVu Sans1" svg:font-family="'DejaVu Sans'" style:font-family-generic="system" style:font-pitch="variable"/>
    <style:font-face style:name="Droid Sans" svg:font-family="'Droid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 svg:font-family="Garamond" style:font-family-generic="roman" style:font-pitch="variable"/>
    <style:font-face style:name="Garamond1" svg:font-family="Garamond" style:font-family-generic="system"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family-generic="system" style:font-pitch="variable"/>
    <style:font-face style:name="Liberation Sans" svg:font-family="'Liberation Sans'" style:font-family-generic="roman" style:font-pitch="variable"/>
    <style:font-face style:name="Nimbus Mono L" svg:font-family="'Nimbus Mono 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svg:font-family="Times"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sans-serif" svg:font-family="sans-serif"/>
  </office:font-face-decls>
  <office:automatic-styles>
    <style:style style:name="Table1" style:family="table" style:master-page-name="Converted1">
      <style:table-properties style:width="4in" fo:margin-top="0.2in" fo:margin-bottom="0in" style:page-number="auto" table:align="center" style:writing-mode="lr-tb"/>
    </style:style>
    <style:style style:name="Table1.A" style:family="table-column">
      <style:table-column-properties style:column-width="4in"/>
    </style:style>
    <style:style style:name="Table1.1" style:family="table-row">
      <style:table-row-properties fo:keep-together="auto"/>
    </style:style>
    <style:style style:name="Table1.A1" style:family="table-cell">
      <style:table-cell-properties fo:padding="0in" fo:border="none"/>
    </style:style>
    <style:style style:name="Table3" style:family="table" style:master-page-name="Converted3">
      <style:table-properties style:width="2.5in" style:rel-width="50%" style:page-number="auto" table:align="center" style:writing-mode="lr-tb"/>
    </style:style>
    <style:style style:name="Table3.A" style:family="table-column">
      <style:table-column-properties style:column-width="2.5in" style:rel-column-width="3600*"/>
    </style:style>
    <style:style style:name="Table3.A1" style:family="table-cell">
      <style:table-cell-properties style:writing-mode="page"/>
    </style:style>
    <style:style style:name="Table2" style:family="table">
      <style:table-properties style:width="3.8in" style:rel-width="80%" fo:break-before="page" table:align="center" style:writing-mode="lr-tb"/>
    </style:style>
    <style:style style:name="Table2.A" style:family="table-column">
      <style:table-column-properties style:column-width="3.8in" style:rel-column-width="5472*"/>
    </style:style>
    <style:style style:name="Table2.A1" style:family="table-cell">
      <style:table-cell-properties style:writing-mode="page"/>
    </style:style>
    <style:style style:name="P1" style:family="paragraph" style:parent-style-name="Text_20_body">
      <style:paragraph-properties fo:text-align="end" style:justify-single-word="false"/>
      <style:text-properties fo:language="en" fo:country="US"/>
    </style:style>
    <style:style style:name="P2" style:family="paragraph" style:parent-style-name="CSP_20_-_20_Front_20_Matter_20_Body_20_Text">
      <style:paragraph-properties fo:text-align="end" style:justify-single-word="false" style:writing-mode="lr-tb"/>
      <style:text-properties fo:language="en" fo:country="US"/>
    </style:style>
    <style:style style:name="P3" style:family="paragraph" style:parent-style-name="CSP_20_-_20_Front_20_Matter_20_Body_20_Text">
      <style:paragraph-properties fo:text-align="end" style:justify-single-word="false" style:writing-mode="lr-tb"/>
      <style:text-properties fo:language="en" fo:country="US" officeooo:paragraph-rsid="00513b8e"/>
    </style:style>
    <style:style style:name="P4" style:family="paragraph" style:parent-style-name="Header_20_left">
      <style:paragraph-properties fo:margin-top="0in" fo:margin-bottom="0.139in" style:contextual-spacing="false" fo:text-align="start" style:justify-single-word="false" style:writing-mode="lr-tb"/>
      <style:text-properties fo:language="en" fo:country="US"/>
    </style:style>
    <style:style style:name="P5" style:family="paragraph" style:parent-style-name="CSP_20_-_20_Front_20_Matter_20_Body_20_Text">
      <style:paragraph-properties fo:text-align="start" style:justify-single-word="false" style:writing-mode="lr-tb"/>
      <style:text-properties fo:language="en" fo:country="US" officeooo:paragraph-rsid="00513b8e"/>
    </style:style>
    <style:style style:name="P6" style:family="paragraph" style:parent-style-name="Text_20_body_20__28_user_29_">
      <style:paragraph-properties fo:line-height="150%" style:writing-mode="lr-tb"/>
      <style:text-properties fo:language="en" fo:country="US"/>
    </style:style>
    <style:style style:name="P7" style:family="paragraph" style:parent-style-name="Standard">
      <style:paragraph-properties fo:line-height="150%" style:writing-mode="lr-tb"/>
      <style:text-properties fo:language="en" fo:country="US"/>
    </style:style>
    <style:style style:name="P8" style:family="paragraph" style:parent-style-name="Standard">
      <style:paragraph-properties fo:line-height="150%" fo:text-align="justify" style:justify-single-word="false" fo:hyphenation-ladder-count="no-limit"/>
      <style:text-properties fo:language="en" fo:country="US" fo:hyphenate="false" fo:hyphenation-remain-char-count="2" fo:hyphenation-push-char-count="2" loext:hyphenation-no-caps="false"/>
    </style:style>
    <style:style style:name="P9" style:family="paragraph" style:parent-style-name="CSP_20_-_20_Chapter_20_Body_20_Text">
      <style:paragraph-properties fo:margin-left="0in" fo:margin-right="0in" fo:margin-top="0in" fo:margin-bottom="0in" style:contextual-spacing="false" style:line-height-at-least="0.0693in" fo:text-align="justify" style:justify-single-word="false" fo:text-indent="0.2in" style:auto-text-indent="false" style:writing-mode="lr-tb"/>
      <style:text-properties fo:language="en" fo:country="US"/>
    </style:style>
    <style:style style:name="P10" style:family="paragraph" style:parent-style-name="Standard">
      <style:paragraph-properties fo:margin-top="0in" fo:margin-bottom="0in" style:contextual-spacing="false" style:line-height-at-least="0.0693in" fo:text-align="center" style:justify-single-word="false" style:writing-mode="lr-tb"/>
      <style:text-properties fo:language="en" fo:country="US"/>
    </style:style>
    <style:style style:name="P11" style:family="paragraph" style:parent-style-name="CSP_20_-_20_Chapter_20_Body_20_Text">
      <style:paragraph-properties style:writing-mode="lr-tb"/>
      <style:text-properties fo:language="en" fo:country="US" officeooo:rsid="004bf914" officeooo:paragraph-rsid="004bf914"/>
    </style:style>
    <style:style style:name="P12" style:family="paragraph" style:parent-style-name="CSP_20_-_20_Front_20_Matter_20_Body_20_Text">
      <style:text-properties fo:language="en" fo:country="US" fo:font-style="italic" style:font-style-asian="italic" style:font-style-complex="italic"/>
    </style:style>
    <style:style style:name="P13" style:family="paragraph" style:parent-style-name="Standard">
      <style:paragraph-properties fo:margin-top="0in" fo:margin-bottom="0.139in" style:contextual-spacing="false" fo:line-height="115%" fo:text-align="justify" style:justify-single-word="false" fo:orphans="0" fo:widows="0" fo:hyphenation-ladder-count="no-limit" style:punctuation-wrap="simple" style:writing-mode="lr-tb"/>
      <style:text-properties fo:language="en" fo:country="US" fo:hyphenate="false" fo:hyphenation-remain-char-count="2" fo:hyphenation-push-char-count="2" loext:hyphenation-no-caps="false"/>
    </style:style>
    <style:style style:name="P14" style:family="paragraph" style:parent-style-name="Text_20_body">
      <style:paragraph-properties fo:break-before="page"/>
      <style:text-properties fo:language="en" fo:country="US"/>
    </style:style>
    <style:style style:name="P15" style:family="paragraph" style:parent-style-name="Horizontal_20_Line">
      <style:paragraph-properties fo:margin-top="0in" fo:margin-bottom="0.1965in" style:contextual-spacing="false" fo:padding="0in" fo:border-left="none" fo:border-right="none" fo:border-top="none" fo:border-bottom="0.74pt solid #000000" text:number-lines="false" text:line-number="0" style:writing-mode="lr-tb"/>
      <style:text-properties fo:language="en" fo:country="US"/>
    </style:style>
    <style:style style:name="P16" style:family="paragraph" style:parent-style-name="Horizontal_20_Line">
      <style:text-properties fo:language="en" fo:country="US"/>
    </style:style>
    <style:style style:name="P17" style:family="paragraph" style:parent-style-name="Preformatted_20_Text">
      <style:text-properties fo:language="en" fo:country="US"/>
    </style:style>
    <style:style style:name="P18" style:family="paragraph" style:parent-style-name="Preformatted_20_Text">
      <style:paragraph-properties fo:text-align="center" style:justify-single-word="false"/>
      <style:text-properties fo:language="en" fo:country="US" officeooo:paragraph-rsid="0041c361"/>
    </style:style>
    <style:style style:name="P19" style:family="paragraph" style:parent-style-name="Preformatted_20_Text">
      <style:paragraph-properties fo:text-align="center" style:justify-single-word="false"/>
      <style:text-properties fo:language="en" fo:country="US"/>
    </style:style>
    <style:style style:name="P20" style:family="paragraph" style:parent-style-name="Preformatted_20_Text">
      <style:paragraph-properties fo:text-align="center" style:justify-single-word="false"/>
      <style:text-properties fo:language="en" fo:country="US" officeooo:paragraph-rsid="0045087a"/>
    </style:style>
    <style:style style:name="P21" style:family="paragraph" style:parent-style-name="Preformatted_20_Text">
      <style:paragraph-properties fo:text-align="center" style:justify-single-word="false"/>
      <style:text-properties fo:language="en" fo:country="US" officeooo:paragraph-rsid="001ffd26"/>
    </style:style>
    <style:style style:name="P22" style:family="paragraph" style:parent-style-name="Preformatted_20_Text">
      <style:text-properties fo:language="en" fo:country="US" officeooo:paragraph-rsid="0045087a"/>
    </style:style>
    <style:style style:name="P23" style:family="paragraph" style:parent-style-name="Subtitle">
      <style:text-properties fo:language="en" fo:country="US"/>
    </style:style>
    <style:style style:name="P24" style:family="paragraph" style:parent-style-name="Text_20_body">
      <style:text-properties fo:language="en" fo:country="US"/>
    </style:style>
    <style:style style:name="P25" style:family="paragraph" style:parent-style-name="Text_20_body">
      <style:text-properties fo:language="en" fo:country="US" officeooo:paragraph-rsid="00418654"/>
    </style:style>
    <style:style style:name="P26" style:family="paragraph" style:parent-style-name="Text_20_body">
      <style:text-properties fo:language="en" fo:country="US" officeooo:rsid="0028d3f0" officeooo:paragraph-rsid="002c27f7"/>
    </style:style>
    <style:style style:name="P27" style:family="paragraph" style:parent-style-name="Text_20_body">
      <style:text-properties fo:language="en" fo:country="US" officeooo:paragraph-rsid="005052f1"/>
    </style:style>
    <style:style style:name="P28" style:family="paragraph" style:parent-style-name="Title">
      <style:text-properties fo:language="en" fo:country="US"/>
    </style:style>
    <style:style style:name="P29" style:family="paragraph" style:parent-style-name="CSP_20_-_20_Front_20_Matter_20_Body_20_Text">
      <style:paragraph-properties style:writing-mode="lr-tb"/>
      <style:text-properties fo:language="en" fo:country="US"/>
    </style:style>
    <style:style style:name="P30" style:family="paragraph" style:parent-style-name="Text_20_body">
      <style:paragraph-properties fo:break-before="page"/>
    </style:style>
    <style:style style:name="P31" style:family="paragraph" style:parent-style-name="Text_20_body_20__28_user_29_">
      <style:paragraph-properties fo:line-height="150%" style:writing-mode="lr-tb"/>
      <style:text-properties style:font-name="Liberation Mono1" fo:font-size="16pt" fo:language="en" fo:country="US" style:font-size-asian="16pt" style:font-size-complex="16pt"/>
    </style:style>
    <style:style style:name="P32" style:family="paragraph" style:parent-style-name="Standard">
      <style:paragraph-properties fo:line-height="150%" style:writing-mode="lr-tb"/>
      <style:text-properties style:font-name="Liberation Mono1" fo:font-size="16pt" fo:language="en" fo:country="US" style:font-size-asian="16pt" style:font-size-complex="16pt"/>
    </style:style>
    <style:style style:name="P33" style:family="paragraph" style:parent-style-name="Standard">
      <style:paragraph-properties fo:line-height="150%"/>
      <style:text-properties style:font-name="Liberation Mono1" fo:font-size="16pt" fo:language="en" fo:country="US" officeooo:paragraph-rsid="003551d3" style:font-size-asian="16pt" style:font-size-complex="16pt"/>
    </style:style>
    <style:style style:name="P34" style:family="paragraph" style:parent-style-name="Text_20_body">
      <style:text-properties style:font-name="Liberation Mono1" fo:font-size="16pt" fo:language="en" fo:country="US" style:font-size-asian="16pt" style:font-size-complex="16pt"/>
    </style:style>
    <style:style style:name="P35" style:family="paragraph" style:parent-style-name="Standard">
      <style:paragraph-properties fo:line-height="150%" style:writing-mode="lr-tb"/>
      <style:text-properties style:font-name="Liberation Mono1" fo:font-size="16pt" fo:language="en" fo:country="US" fo:font-weight="normal" style:font-size-asian="16pt" style:font-weight-asian="normal" style:font-size-complex="16pt" style:font-weight-complex="normal"/>
    </style:style>
    <style:style style:name="P36" style:family="paragraph" style:parent-style-name="Standard">
      <style:paragraph-properties fo:margin-top="0in" fo:margin-bottom="0.1945in" style:contextual-spacing="false" style:line-height-at-least="0.0693in" fo:text-align="center" style:justify-single-word="false" style:writing-mode="lr-tb"/>
      <style:text-properties style:font-name="Liberation Mono1" fo:font-size="18pt" fo:language="en" fo:country="US" style:font-size-asian="18pt" style:font-name-complex="Garamond1" style:font-size-complex="18pt"/>
    </style:style>
    <style:style style:name="P37" style:family="paragraph" style:parent-style-name="Standard">
      <style:paragraph-properties fo:margin-top="0in" fo:margin-bottom="0.1945in" style:contextual-spacing="false" style:line-height-at-least="0.0693in" fo:orphans="0" fo:widows="0" style:writing-mode="lr-tb"/>
      <style:text-properties style:font-name="Liberation Mono1" fo:font-size="18pt" fo:language="en" fo:country="US" style:font-size-asian="18pt" style:font-name-complex="Garamond1" style:font-size-complex="18pt"/>
    </style:style>
    <style:style style:name="P38" style:family="paragraph" style:parent-style-name="Header_20_left">
      <style:paragraph-properties fo:margin-top="0in" fo:margin-bottom="0in" style:contextual-spacing="false" fo:text-align="start" style:justify-single-word="false" style:writing-mode="lr-tb"/>
      <style:text-properties style:font-name="Liberation Mono1" fo:font-size="18pt" fo:language="en" fo:country="US" style:font-size-asian="18pt" style:font-name-complex="Garamond1" style:font-size-complex="18pt"/>
    </style:style>
    <style:style style:name="P39" style:family="paragraph" style:parent-style-name="Standard">
      <style:paragraph-properties fo:margin-top="0in" fo:margin-bottom="0in" style:contextual-spacing="false" style:line-height-at-least="0.0693in" fo:text-align="center" style:justify-single-word="false" style:writing-mode="lr-tb"/>
      <style:text-properties style:font-name="Liberation Mono1" fo:font-size="12pt" fo:language="en" fo:country="US" fo:font-style="italic" style:font-size-asian="12pt" style:font-style-asian="italic" style:font-name-complex="Garamond1" style:font-size-complex="12pt" style:font-style-complex="italic"/>
    </style:style>
    <style:style style:name="P40" style:family="paragraph" style:parent-style-name="Text_20_body">
      <style:text-properties style:font-name="Liberation Mono1" fo:font-size="20pt" fo:language="en" fo:country="US" style:font-size-asian="20pt" style:font-size-complex="20pt"/>
    </style:style>
    <style:style style:name="P41" style:family="paragraph" style:parent-style-name="Standard">
      <style:text-properties style:font-name="Liberation Mono" fo:font-size="16pt" fo:language="en" fo:country="US" officeooo:paragraph-rsid="00208f78" style:font-size-asian="14pt" style:font-size-complex="16pt"/>
    </style:style>
    <style:style style:name="P42" style:family="paragraph" style:parent-style-name="Preformatted_20_Text">
      <style:paragraph-properties fo:break-before="page"/>
      <style:text-properties fo:font-size="16pt" fo:language="en" fo:country="US" style:font-size-asian="16pt" style:font-size-complex="16pt"/>
    </style:style>
    <style:style style:name="P43" style:family="paragraph" style:parent-style-name="Text_20_body">
      <style:text-properties officeooo:rsid="0050cd9b" officeooo:paragraph-rsid="0050cd9b"/>
    </style:style>
    <style:style style:name="P44" style:family="paragraph" style:parent-style-name="CSP_20_-_20_Front_20_Matter_20_Body_20_Text" style:master-page-name="Converted3">
      <style:paragraph-properties fo:text-align="start" style:justify-single-word="false" style:page-number="auto" style:writing-mode="lr-tb"/>
      <style:text-properties fo:language="en" fo:country="US"/>
    </style:style>
    <style:style style:name="P45" style:family="paragraph" style:parent-style-name="CSP_20_-_20_Front_20_Matter_20_Body_20_Text">
      <style:paragraph-properties fo:text-align="center" style:justify-single-word="false" fo:orphans="0" fo:widows="0"/>
      <style:text-properties fo:language="en" fo:country="US" fo:font-style="italic" style:font-style-asian="italic" style:font-style-complex="italic"/>
    </style:style>
    <style:style style:name="P46" style:family="paragraph" style:parent-style-name="CSP_20_-_20_Front_20_Matter_20_Body_20_Text">
      <style:paragraph-properties fo:text-align="center" style:justify-single-word="false" fo:orphans="0" fo:widows="0"/>
      <style:text-properties fo:language="en" fo:country="US"/>
    </style:style>
    <style:style style:name="P47" style:family="paragraph" style:parent-style-name="CSP_20_-_20_Front_20_Matter_20_Body_20_Text">
      <style:paragraph-properties fo:margin-top="0in" fo:margin-bottom="0in" style:contextual-spacing="false" style:line-height-at-least="0.0693in" fo:orphans="0" fo:widows="0" fo:hyphenation-ladder-count="no-limit" style:punctuation-wrap="simple" style:writing-mode="lr-tb">
        <style:tab-stops>
          <style:tab-stop style:position="0.4925in"/>
        </style:tab-stops>
      </style:paragraph-properties>
      <style:text-properties style:use-window-font-color="true" loext:opacity="0%" style:font-name="Garamond" fo:font-size="11pt" style:letter-kerning="true" style:font-name-asian="Calibri1" style:font-size-asian="11pt" style:language-asian="zh" style:country-asian="CN" style:font-name-complex="Garamond1" style:font-size-complex="11pt" style:language-complex="ar" style:country-complex="SA" style:font-style-complex="italic" fo:hyphenate="false" fo:hyphenation-remain-char-count="2" fo:hyphenation-push-char-count="2" loext:hyphenation-no-caps="false"/>
    </style:style>
    <style:style style:name="P48" style:family="paragraph" style:parent-style-name="CSP_20_-_20_Front_20_Matter_20_Body_20_Text">
      <style:paragraph-properties fo:margin-top="0in" fo:margin-bottom="0in" style:contextual-spacing="false" style:line-height-at-least="0.0693in" fo:text-align="end" style:justify-single-word="false" fo:orphans="0" fo:widows="0" fo:hyphenation-ladder-count="no-limit" style:punctuation-wrap="simple" style:writing-mode="lr-tb">
        <style:tab-stops>
          <style:tab-stop style:position="0.4925in"/>
        </style:tab-stops>
      </style:paragraph-properties>
      <style:text-properties style:use-window-font-color="true" loext:opacity="0%" style:font-name="Garamond" fo:font-size="11pt" style:letter-kerning="true" style:font-name-asian="Calibri1" style:font-size-asian="11pt" style:language-asian="zh" style:country-asian="CN" style:font-name-complex="Garamond1" style:font-size-complex="11pt" style:language-complex="ar" style:country-complex="SA" style:font-style-complex="italic" fo:hyphenate="false" fo:hyphenation-remain-char-count="2" fo:hyphenation-push-char-count="2" loext:hyphenation-no-caps="false"/>
    </style:style>
    <style:style style:name="P49" style:family="paragraph" style:parent-style-name="CSP_20_-_20_Front_20_Matter_20_Body_20_Text">
      <style:paragraph-properties fo:text-align="center" style:justify-single-word="false" fo:orphans="0" fo:widows="0"/>
      <style:text-properties style:font-name="Liberation Mono1" fo:font-size="18pt" fo:language="en" fo:country="US" style:font-size-asian="18pt" style:font-name-complex="Garamond1" style:font-size-complex="18pt"/>
    </style:style>
    <style:style style:name="P50" style:family="paragraph" style:parent-style-name="CSP_20_-_20_Front_20_Matter_20_Body_20_Text">
      <style:paragraph-properties fo:text-align="end" style:justify-single-word="false"/>
    </style:style>
    <style:style style:name="P51" style:family="paragraph" style:parent-style-name="Contents_20_1">
      <style:paragraph-properties>
        <style:tab-stops>
          <style:tab-stop style:position="5in" style:type="right" style:leader-style="dotted" style:leader-text="."/>
        </style:tab-stops>
      </style:paragraph-properties>
    </style:style>
    <style:style style:name="P52" style:family="paragraph" style:parent-style-name="Contents_20_2">
      <style:paragraph-properties>
        <style:tab-stops>
          <style:tab-stop style:position="5in" style:type="right" style:leader-style="dotted" style:leader-text="."/>
        </style:tab-stops>
      </style:paragraph-properties>
    </style:style>
    <style:style style:name="P53" style:family="paragraph" style:parent-style-name="Contents_20_Heading">
      <style:paragraph-properties fo:break-before="page"/>
    </style:style>
    <style:style style:name="P54" style:family="paragraph" style:parent-style-name="Header">
      <style:paragraph-properties fo:margin-top="0in" fo:margin-bottom="0.139in" style:contextual-spacing="false" fo:text-align="end" style:justify-single-word="false" style:writing-mode="lr-tb"/>
      <style:text-properties fo:language="en" fo:country="US"/>
    </style:style>
    <style:style style:name="P55" style:family="paragraph" style:parent-style-name="Heading_20_1" style:master-page-name="Converted4">
      <style:paragraph-properties style:page-number="1"/>
      <style:text-properties fo:language="en" fo:country="US" officeooo:paragraph-rsid="00513b8e"/>
    </style:style>
    <style:style style:name="P56" style:family="paragraph">
      <style:paragraph-properties fo:break-before="page"/>
      <style:text-properties fo:language="en" fo:country="US"/>
    </style:style>
    <style:style style:name="P57" style:family="paragraph" style:parent-style-name="Heading_20_1">
      <style:paragraph-properties fo:break-before="page"/>
      <style:text-properties fo:language="en" fo:country="US"/>
    </style:style>
    <style:style style:name="P58" style:family="paragraph" style:parent-style-name="Heading_20_1">
      <style:text-properties fo:language="en" fo:country="US"/>
    </style:style>
    <style:style style:name="P59" style:family="paragraph" style:parent-style-name="Heading_20_2">
      <style:paragraph-properties fo:break-before="page"/>
    </style:style>
    <style:style style:name="P60" style:family="paragraph" style:parent-style-name="Horizontal_20_Line">
      <style:paragraph-properties fo:margin-top="0in" fo:margin-bottom="0.1965in" style:contextual-spacing="false" fo:padding="0in" fo:border-left="none" fo:border-right="none" fo:border-top="none" fo:border-bottom="0.74pt solid #000000" text:number-lines="false" text:line-number="0" style:writing-mode="lr-tb"/>
      <style:text-properties fo:language="en" fo:country="US"/>
    </style:style>
    <style:style style:name="P61" style:family="paragraph" style:parent-style-name="Preformatted_20_Text">
      <style:paragraph-properties fo:text-align="end" style:justify-single-word="false"/>
    </style:style>
    <style:style style:name="P62" style:family="paragraph" style:parent-style-name="Standard" style:master-page-name="Converted2">
      <style:paragraph-properties fo:margin-left="1.4827in" fo:margin-right="1.5083in" fo:margin-top="0in" fo:margin-bottom="0.1945in" style:contextual-spacing="false" style:line-height-at-least="0.0693in" fo:text-align="center" style:justify-single-word="false" fo:text-indent="0in" style:auto-text-indent="false" style:page-number="auto" style:writing-mode="lr-tb"/>
      <style:text-properties style:font-name="Liberation Mono1" fo:font-size="18pt" fo:language="en" fo:country="US" style:font-size-asian="18pt" style:font-name-complex="Garamond1" style:font-size-complex="18pt"/>
    </style:style>
    <style:style style:name="P63" style:family="paragraph" style:parent-style-name="Standard">
      <style:paragraph-properties fo:line-height="150%" style:writing-mode="lr-tb"/>
      <style:text-properties style:font-name="Liberation Mono1" fo:font-size="16pt" fo:language="en" fo:country="US" fo:font-weight="normal" style:font-size-asian="16pt" style:font-weight-asian="normal" style:font-size-complex="16pt" style:font-weight-complex="normal"/>
    </style:style>
    <style:style style:name="P64" style:family="paragraph" style:parent-style-name="Standard">
      <style:paragraph-properties fo:margin-top="0in" fo:margin-bottom="0in" style:contextual-spacing="false" style:line-height-at-least="0.0693in" fo:text-align="center" style:justify-single-word="false" style:writing-mode="lr-tb"/>
      <style:text-properties fo:language="en" fo:country="US"/>
    </style:style>
    <style:style style:name="P65" style:family="paragraph" style:parent-style-name="Table_20_Contents">
      <style:paragraph-properties fo:text-align="end" style:justify-single-word="false"/>
    </style:style>
    <style:style style:name="P66" style:family="paragraph" style:parent-style-name="Text_20_body">
      <style:text-properties fo:language="en" fo:country="US" officeooo:paragraph-rsid="005c6d56"/>
    </style:style>
    <style:style style:name="P67" style:family="paragraph" style:parent-style-name="Text_20_body">
      <style:text-properties fo:language="en" fo:country="US" officeooo:paragraph-rsid="005f4400"/>
    </style:style>
    <style:style style:name="P68" style:family="paragraph" style:parent-style-name="Text_20_body">
      <style:text-properties officeooo:paragraph-rsid="00664860"/>
    </style:style>
    <style:style style:name="P69" style:family="paragraph" style:parent-style-name="Text_20_body_20__28_user_29_">
      <style:paragraph-properties fo:line-height="150%" style:writing-mode="lr-tb"/>
      <style:text-properties style:font-name="Liberation Mono1" fo:font-size="16pt" fo:language="en" fo:country="US" style:font-size-asian="16pt" style:font-size-complex="16pt"/>
    </style:style>
    <style:style style:name="T1" style:family="text">
      <style:text-properties style:font-name="DejaVu Sans" fo:font-size="10pt" style:font-size-asian="10pt" style:font-size-complex="10pt"/>
    </style:style>
    <style:style style:name="T2" style:family="text">
      <style:text-properties style:font-name="DejaVu Sans" fo:font-size="10pt" style:font-name-asian="DejaVu Sans1" style:font-size-asian="10pt" style:font-name-complex="DejaVu Sans1" style:font-size-complex="10pt"/>
    </style:style>
    <style:style style:name="T3" style:family="text">
      <style:text-properties style:font-name="Liberation Mono1" fo:font-size="16pt" style:font-size-asian="16pt" style:font-size-complex="16pt"/>
    </style:style>
    <style:style style:name="T4" style:family="text">
      <style:text-properties style:font-name="Liberation Mono1" fo:font-size="16pt" fo:font-weight="normal" style:font-size-asian="16pt" style:font-weight-asian="normal" style:font-size-complex="16pt" style:font-weight-complex="normal"/>
    </style:style>
    <style:style style:name="T5" style:family="text">
      <style:text-properties style:font-name="Liberation Mono1" fo:font-size="16pt" fo:font-style="italic" style:font-size-asian="16pt" style:font-style-asian="italic" style:font-size-complex="16pt"/>
    </style:style>
    <style:style style:name="T6" style:family="text">
      <style:text-properties style:font-name="Liberation Mono1" fo:font-size="16pt" fo:font-style="italic" style:font-size-asian="16pt" style:font-style-asian="italic" style:font-size-complex="16pt" style:font-style-complex="italic"/>
    </style:style>
    <style:style style:name="T7" style:family="text">
      <style:text-properties style:font-name="Liberation Mono1" fo:font-size="16pt" fo:font-style="italic" fo:font-weight="normal" style:font-size-asian="16pt" style:font-style-asian="italic" style:font-weight-asian="normal" style:font-size-complex="16pt" style:font-style-complex="italic" style:font-weight-complex="normal"/>
    </style:style>
    <style:style style:name="T8" style:family="text">
      <style:text-properties style:font-name="Liberation Mono1" fo:font-size="16pt" fo:font-style="normal" style:font-size-asian="16pt" style:font-style-asian="normal" style:font-size-complex="16pt" style:font-style-complex="normal"/>
    </style:style>
    <style:style style:name="T9" style:family="text">
      <style:text-properties style:font-name="Liberation Mono1" fo:font-size="16pt" fo:language="en" fo:country="US" style:font-size-asian="16pt" style:font-size-complex="16pt"/>
    </style:style>
    <style:style style:name="T10" style:family="text">
      <style:text-properties fo:font-size="16pt" style:font-size-asian="16pt" style:font-size-complex="16pt"/>
    </style:style>
    <style:style style:name="T11" style:family="text">
      <style:text-properties fo:font-size="16pt" fo:font-style="italic" style:font-size-asian="16pt" style:font-style-asian="italic" style:font-size-complex="16pt" style:font-style-complex="italic"/>
    </style:style>
    <style:style style:name="T12" style:family="text">
      <style:text-properties fo:font-size="16pt" fo:language="en" fo:country="US" style:font-size-asian="16pt" style:font-size-complex="16pt"/>
    </style:style>
    <style:style style:name="T13" style:family="text">
      <style:text-properties fo:font-size="16pt" fo:language="en" fo:country="US" fo:font-style="italic" style:font-size-asian="16pt" style:font-style-asian="italic" style:font-size-complex="16pt" style:font-style-complex="italic"/>
    </style:style>
    <style:style style:name="T14" style:family="text">
      <style:text-properties style:use-window-font-color="true" loext:opacity="0%" style:font-name="Liberation Mono1" fo:font-size="16pt" style:font-name-asian="Calibri1" style:font-size-asian="16pt" style:font-name-complex="Times New Roman1" style:font-size-complex="16pt" style:font-style-complex="italic"/>
    </style:style>
    <style:style style:name="T15" style:family="text">
      <style:text-properties style:use-window-font-color="true" loext:opacity="0%" style:font-name="Liberation Mono1" fo:font-size="16pt" officeooo:rsid="0046d8d7" style:font-name-asian="Calibri1" style:font-size-asian="16pt" style:font-name-complex="Times New Roman1" style:font-size-complex="16pt" style:font-style-complex="italic"/>
    </style:style>
    <style:style style:name="T16" style:family="text">
      <style:text-properties style:use-window-font-color="true" loext:opacity="0%" style:font-name="Liberation Mono1" fo:font-size="16pt" fo:font-style="italic" style:font-name-asian="Calibri1" style:font-size-asian="16pt" style:font-style-asian="italic" style:font-name-complex="Times New Roman1" style:font-size-complex="16pt" style:font-style-complex="italic"/>
    </style:style>
    <style:style style:name="T17" style:family="text">
      <style:text-properties officeooo:rsid="0022aa1f"/>
    </style:style>
    <style:style style:name="T18" style:family="text">
      <style:text-properties officeooo:rsid="002351c4"/>
    </style:style>
    <style:style style:name="T19" style:family="text">
      <style:text-properties officeooo:rsid="00254c83"/>
    </style:style>
    <style:style style:name="T20" style:family="text">
      <style:text-properties officeooo:rsid="002737fe"/>
    </style:style>
    <style:style style:name="T21" style:family="text">
      <style:text-properties officeooo:rsid="00280443"/>
    </style:style>
    <style:style style:name="T22" style:family="text">
      <style:text-properties officeooo:rsid="002a29d8"/>
    </style:style>
    <style:style style:name="T23" style:family="text">
      <style:text-properties officeooo:rsid="002ad99f"/>
    </style:style>
    <style:style style:name="T24" style:family="text">
      <style:text-properties officeooo:rsid="002c27f7"/>
    </style:style>
    <style:style style:name="T25" style:family="text">
      <style:text-properties officeooo:rsid="002e8b22"/>
    </style:style>
    <style:style style:name="T26" style:family="text">
      <style:text-properties officeooo:rsid="00300202"/>
    </style:style>
    <style:style style:name="T27" style:family="text">
      <style:text-properties officeooo:rsid="003142df"/>
    </style:style>
    <style:style style:name="T28" style:family="text">
      <style:text-properties officeooo:rsid="0031805e"/>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fo:font-style="normal" officeooo:rsid="0045087a" style:font-style-asian="normal" style:font-style-complex="normal"/>
    </style:style>
    <style:style style:name="T32" style:family="text">
      <style:text-properties officeooo:rsid="003551d3"/>
    </style:style>
    <style:style style:name="T33" style:family="text">
      <style:text-properties officeooo:rsid="00358e2e"/>
    </style:style>
    <style:style style:name="T34" style:family="text">
      <style:text-properties officeooo:rsid="0036d5a2"/>
    </style:style>
    <style:style style:name="T35" style:family="text">
      <style:text-properties officeooo:rsid="00377e3b"/>
    </style:style>
    <style:style style:name="T36" style:family="text">
      <style:text-properties officeooo:rsid="0039ab77"/>
    </style:style>
    <style:style style:name="T37" style:family="text">
      <style:text-properties officeooo:rsid="003b38a7"/>
    </style:style>
    <style:style style:name="T38" style:family="text">
      <style:text-properties officeooo:rsid="003b5575"/>
    </style:style>
    <style:style style:name="T39" style:family="text">
      <style:text-properties officeooo:rsid="003cba65"/>
    </style:style>
    <style:style style:name="T40" style:family="text">
      <style:text-properties officeooo:rsid="003def1c"/>
    </style:style>
    <style:style style:name="T41" style:family="text">
      <style:text-properties officeooo:rsid="00418654"/>
    </style:style>
    <style:style style:name="T42" style:family="text">
      <style:text-properties officeooo:rsid="0041c361"/>
    </style:style>
    <style:style style:name="T43" style:family="text">
      <style:text-properties officeooo:rsid="0043751b"/>
    </style:style>
    <style:style style:name="T44" style:family="text">
      <style:text-properties officeooo:rsid="0045087a"/>
    </style:style>
    <style:style style:name="T45" style:family="text">
      <style:text-properties officeooo:rsid="0046d8d7"/>
    </style:style>
    <style:style style:name="T46" style:family="text">
      <style:text-properties officeooo:rsid="004fa8e8"/>
    </style:style>
    <style:style style:name="T47" style:family="text">
      <style:text-properties officeooo:rsid="005052f1"/>
    </style:style>
    <style:style style:name="T48" style:family="text">
      <style:text-properties officeooo:rsid="0050cd9b"/>
    </style:style>
    <style:style style:name="T49" style:family="text">
      <style:text-properties officeooo:rsid="00513b8e"/>
    </style:style>
    <style:style style:name="T50" style:family="text">
      <style:text-properties officeooo:rsid="0056a139"/>
    </style:style>
    <style:style style:name="T51" style:family="text">
      <style:text-properties officeooo:rsid="0058a43a"/>
    </style:style>
    <style:style style:name="T52" style:family="text">
      <style:text-properties officeooo:rsid="005a1cf4"/>
    </style:style>
    <style:style style:name="T53" style:family="text">
      <style:text-properties officeooo:rsid="005ae794"/>
    </style:style>
    <style:style style:name="T54" style:family="text">
      <style:text-properties officeooo:rsid="005c6d56"/>
    </style:style>
    <style:style style:name="T55" style:family="text">
      <style:text-properties officeooo:rsid="005f4400"/>
    </style:style>
    <style:style style:name="T56" style:family="text">
      <style:text-properties officeooo:rsid="00625663"/>
    </style:style>
    <style:style style:name="T57" style:family="text">
      <style:text-properties officeooo:rsid="00638986"/>
    </style:style>
    <style:style style:name="T58" style:family="text">
      <style:text-properties officeooo:rsid="0064fad5"/>
    </style:style>
    <style:style style:name="T59" style:family="text">
      <style:text-properties officeooo:rsid="00664860"/>
    </style:style>
    <style:style style:name="T60" style:family="text">
      <style:text-properties style:font-name="sans-serif" fo:font-size="15pt"/>
    </style:style>
    <style:style style:name="T61" style:family="text">
      <style:text-properties style:font-name="sans-serif" fo:font-size="15pt" officeooo:rsid="00668ba8"/>
    </style:style>
    <style:style style:name="T62" style:family="text">
      <style:text-properties officeooo:rsid="00682bf5"/>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p text:style-name="Horizontal_20_Line"/>
      <text:p text:style-name="P28">Mental Dimensions</text:p>
      <text:p text:style-name="P23">Tales of Fantasy for a New Generation</text:p>
      <text:p text:style-name="P10"/>
      <text:p text:style-name="P39">2nd Edition</text:p>
      <text:p text:style-name="P15"/>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5"/>
      <text:p text:style-name="P36">Andrew G. Alt</text:p>
      <text:p text:style-name="P16"/>
      <table:table table:name="Table1" table:style-name="Table1">
        <table:table-column table:style-name="Table1.A"/>
        <table:table-row table:style-name="Table1.1">
          <table:table-cell table:style-name="Table1.A1" office:value-type="string">
            <text:p text:style-name="P46">Mental Dimensions</text:p>
            <text:p text:style-name="P46">Tales of Fantasy for a New Generation</text:p>
            <text:p text:style-name="P49"/>
            <text:p text:style-name="P46">First paperback edition published in 2014</text:p>
            <text:p text:style-name="P49"/>
            <text:p text:style-name="P46">This edition first published in 2022</text:p>
            <text:p text:style-name="P49"/>
            <text:p text:style-name="P46">ISBN-13: 9798809557115</text:p>
            <text:p text:style-name="P49"/>
            <text:p text:style-name="P46">Copyright © 2014 by Andrew G. Alt</text:p>
            <text:p text:style-name="P46">All rights reserved</text:p>
            <text:p text:style-name="P49"/>
            <text:p text:style-name="P46">Web site: http://mentaldimensions.net/</text:p>
            <text:p text:style-name="P37"/>
            <text:p text:style-name="P45">This book is a work of fiction. Names, characters, locations, and <text:s text:c="2"/>incidents are products of the author’s imagination. Any resemblance to actual events or places or persons, living or dead, is coincidental.</text:p>
          </table:table-cell>
        </table:table-row>
      </table:table>
      <text:p text:style-name="P12"/>
      <text:p text:style-name="P62"/>
      <text:p text:style-name="P38"/>
      <text:p text:style-name="P38"/>
      <text:p text:style-name="P38"/>
      <text:p text:style-name="P38"/>
      <text:p text:style-name="P38"/>
      <text:p text:style-name="P38"/>
      <text:p text:style-name="P38"/>
      <text:p text:style-name="CSP_20_-_20_Front_20_Matter_20_Body_20_Text"/>
      <text:p text:style-name="CSP_20_-_20_Front_20_Matter_20_Body_20_Text">To all the marginalized people and groups in the world who have been victims of injustice.</text:p>
      <text:table-of-content text:style-name="Sect1" text:protected="true" text:name="Table of Contents1">
        <text:table-of-content-source text:outline-level="9">
          <text:index-title-template text:style-name="Contents_20_Heading">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P53">Contents</text:p>
          </text:index-title>
          <text:p text:style-name="P51"><text:a xlink:type="simple" xlink:href="#__RefHeading___Toc1071_3424433527" text:style-name="Index_20_Link" text:visited-style-name="Index_20_Link">Hovering on the Winds of Thought<text:tab/>1</text:a></text:p>
          <text:p text:style-name="P51"><text:a xlink:type="simple" xlink:href="#__RefHeading___Toc1073_3424433527" text:style-name="Index_20_Link" text:visited-style-name="Index_20_Link">The Search for the Enchanted Balls<text:tab/>4</text:a></text:p>
          <text:p text:style-name="P51"><text:a xlink:type="simple" xlink:href="#__RefHeading___Toc1075_3424433527" text:style-name="Index_20_Link" text:visited-style-name="Index_20_Link">The Obedient Parents<text:tab/>20</text:a></text:p>
          <text:p text:style-name="P51"><text:a xlink:type="simple" xlink:href="#__RefHeading___Toc1077_3424433527" text:style-name="Index_20_Link" text:visited-style-name="Index_20_Link">James's Love<text:tab/>29</text:a></text:p>
          <text:p text:style-name="P51"><text:a xlink:type="simple" xlink:href="#__RefHeading___Toc1079_3424433527" text:style-name="Index_20_Link" text:visited-style-name="Index_20_Link">The Grasshopper and the the Cliff<text:tab/>38</text:a></text:p>
          <text:p text:style-name="P51"><text:a xlink:type="simple" xlink:href="#__RefHeading___Toc1081_3424433527" text:style-name="Index_20_Link" text:visited-style-name="Index_20_Link">The Problematic 6000<text:tab/>40</text:a></text:p>
          <text:p text:style-name="P51"><text:a xlink:type="simple" xlink:href="#__RefHeading___Toc2398_2856428111" text:style-name="Index_20_Link" text:visited-style-name="Index_20_Link">The Pebble<text:tab/>52</text:a></text:p>
          <text:p text:style-name="P51"><text:a xlink:type="simple" xlink:href="#__RefHeading___Toc1083_3424433527" text:style-name="Index_20_Link" text:visited-style-name="Index_20_Link">The Camel in the Desert<text:tab/>54</text:a></text:p>
          <text:p text:style-name="P51"><text:a xlink:type="simple" xlink:href="#__RefHeading___Toc1085_3424433527" text:style-name="Index_20_Link" text:visited-style-name="Index_20_Link">The Magic Brain<text:tab/>59</text:a></text:p>
          <text:p text:style-name="P51"><text:a xlink:type="simple" xlink:href="#__RefHeading___Toc1087_3424433527" text:style-name="Index_20_Link" text:visited-style-name="Index_20_Link">The Prisoner<text:tab/>71</text:a></text:p>
          <text:p text:style-name="P51"><text:a xlink:type="simple" xlink:href="#__RefHeading___Toc1089_3424433527" text:style-name="Index_20_Link" text:visited-style-name="Index_20_Link">The Blind Man and His Neighbors<text:tab/>77</text:a></text:p>
          <text:p text:style-name="P51"><text:a xlink:type="simple" xlink:href="#__RefHeading___Toc1711_1886852073" text:style-name="Index_20_Link" text:visited-style-name="Index_20_Link">Glass Prison<text:tab/>85</text:a></text:p>
          <text:p text:style-name="P51"><text:a xlink:type="simple" xlink:href="#__RefHeading___Toc2588_2856428111" text:style-name="Index_20_Link" text:visited-style-name="Index_20_Link">A Shared Ending<text:tab/>87</text:a></text:p>
          <text:p text:style-name="P51"><text:a xlink:type="simple" xlink:href="#__RefHeading___Toc1093_3424433527" text:style-name="Index_20_Link" text:visited-style-name="Index_20_Link">Mount Solation<text:tab/>100</text:a></text:p>
          <text:p text:style-name="P51"><text:a xlink:type="simple" xlink:href="#__RefHeading___Toc1095_3424433527" text:style-name="Index_20_Link" text:visited-style-name="Index_20_Link">The Money Trees<text:tab/>107</text:a></text:p>
          <text:p text:style-name="P52"><text:a xlink:type="simple" xlink:href="#__RefHeading___Toc2061_1986596236" text:style-name="Index_20_Link" text:visited-style-name="Index_20_Link">Acknowledgments<text:tab/>122</text:a></text:p>
        </text:index-body>
      </text:table-of-content>
      <text:p text:style-name="P44"/>
      <text:p text:style-name="P29"/>
      <text:p text:style-name="P2"/>
      <table:table table:name="Table3" table:style-name="Table3">
        <table:table-column table:style-name="Table3.A"/>
        <table:table-row table:style-name="TableLine94819926290912">
          <table:table-cell table:style-name="Table3.A1" office:value-type="string">
            <text:p text:style-name="P5">“A neurotic is a man who builds a castle in the air. A psychotic is the man who lives in it. A psychiatrist is the man who collects the rent.”</text:p>
            <text:p text:style-name="P5"/>
            <text:p text:style-name="P3">- <text:span text:style-name="T48">Jerome Lawrence</text:span></text:p>
          </table:table-cell>
        </table:table-row>
      </table:table>
      <text:h text:style-name="P55" text:outline-level="1"><text:bookmark-start text:name="__RefHeading___Toc1071_3424433527"/>Hovering on the Winds of Thought<text:bookmark-end text:name="__RefHeading___Toc1071_3424433527"/></text:h>
      <text:p text:style-name="P34"/>
      <text:p text:style-name="Text_20_body"><text:span text:style-name="T12">A lonely time ago, a </text:span><text:span text:style-name="Emphasis"><text:span text:style-name="T12">space</text:span></text:span><text:span text:style-name="T12"> was hovering in the mist formed by the winds of thought. The </text:span><text:span text:style-name="Emphasis"><text:span text:style-name="T12">space</text:span></text:span><text:span text:style-name="T12"> had no other purpose. One day, it realized it could do more than only hover, so decided to fly swiftly through the mist to find a purpose.</text:span></text:p>
      <text:p text:style-name="Text_20_body"><text:span text:style-name="T12">After an immeasurable amount of time, the </text:span><text:span text:style-name="Emphasis"><text:span text:style-name="T12">space</text:span></text:span><text:span text:style-name="T12"> landed between some vowels. Although they didn't mind associating with the </text:span><text:span text:style-name="T13">space</text:span><text:span text:style-name="T12">, the new partners remained lost in a misty void and felt incoherent and incomplete. For many years they aimlessly floated through the darkness. Then one day, they lightly touched several confused consonants that were hovering upon a lazy breeze passing nearby.</text:span></text:p>
      <text:p text:style-name="Text_20_body"><text:span text:style-name="T12">Without warning, commas and periods began dripping from the sky. The</text:span><text:span text:style-name="Emphasis"><text:span text:style-name="T12"> space</text:span></text:span><text:span text:style-name="T12">, the vowels, the consonants, the commas, and the periods delightfully joined together and soon gave birth to a healthy, well-formed sentence. The sentence grew up and became a handsome, indented paragraph. Then the mist evaporated and gracefully waved goodbye to its former guests.</text:span></text:p>
      <text:p text:style-name="P24"><text:soft-page-break/>Fully developed chapters eagerly sprouted from the sentences and gently caressed all the characters that had joined together. As the chapters aged, a book lovingly wrapped around them, giving them shelter from dangerous erasers, wet and fiery storms, and anything else that might disrupt their <text:s/>cohesion. A quickly-passing thought transformed into a title and rested upon the face of the book. The title found comfort upon its new bed and happily decided to remain.</text:p>
      <text:p text:style-name="P24">Suddenly a strong wind grabbed the book and carried it from the void and into the hands of a smiling child. There was much time spent within the book, and the book was spent within time. It endured many storms and many thoughts.</text:p>
      <text:p text:style-name="P24">Sadly, after many years, the book dissolved into a mist. Its characters were thoughtlessly scattered into a void.</text:p>
      <text:p text:style-name="P30"><text:span text:style-name="T12">In the void, a lonely time later, there was a </text:span><text:span text:style-name="Emphasis"><text:span text:style-name="T12">space</text:span></text:span><text:span text:style-name="T12">.</text:span></text:p>
      <text:p text:style-name="P34"/>
      <text:p text:style-name="P1">The Beginning</text:p>
      <text:h text:style-name="P57" text:outline-level="1"><text:bookmark-start text:name="__RefHeading___Toc1073_3424433527"/>The Search for the Enchanted Balls<text:bookmark-end text:name="__RefHeading___Toc1073_3424433527"/></text:h>
      <text:p text:style-name="P33"><text:tab/></text:p>
      <text:p text:style-name="P27">Once upon a time, <text:span text:style-name="T46">on a world similar to our own yet very </text:span>far away, there existed strange <text:span text:style-name="T32">animals</text:span> who roamed <text:span text:style-name="T46">carefree</text:span> over <text:span text:style-name="T46">its</text:span> unspoiled landscape. <text:s/><text:span text:style-name="T46">They lived in harmony with their neighbors <text:s/>and </text:span>gathered regularly for <text:span text:style-name="T47">the purposes of frolicking and </text:span><text:span text:style-name="T50">celebrating </text:span>special occasions. <text:span text:style-name="T47">In summer, they would picnic near </text:span>the <text:span text:style-name="T47">beaches</text:span> of lakes that were so clean that <text:s/>all the life that swam within it was clearly visible. They played joyfully in vast, grassy fields. <text:span text:style-name="T46">It was quite common for the the </text:span>animals <text:span text:style-name="T46">of this world</text:span> <text:span text:style-name="T46">to live</text:span> for thousands of years. </text:p>
      <text:p text:style-name="P67"><text:span text:style-name="T51">Two cats were members of this community: </text:span>Katharine, a <text:span text:style-name="T51">primarily orange cat with narrow brown stripes; and Jacob, who </text:span><text:span text:style-name="T55">had</text:span><text:span text:style-name="T51"> </text:span><text:span text:style-name="T53">black</text:span><text:span text:style-name="T51"> fur </text:span><text:span text:style-name="T53">on his back</text:span><text:span text:style-name="T51"> that blended into gray </text:span><text:span text:style-name="T53">around</text:span><text:span text:style-name="T51"> his sides and white near his tummy.</text:span> They <text:span text:style-name="T53">had been best friends for many hundreds of years.</text:span> <text:span text:style-name="T55">T</text:span><text:span text:style-name="T52">hey play</text:span><text:span text:style-name="T55">ed</text:span><text:span text:style-name="T52"> with their enchanted balls </text:span><text:span text:style-name="T55">almost every time they got together. </text:span><text:span text:style-name="T52"><text:s/>Katharine's </text:span><text:span text:style-name="T55">ball </text:span><text:span text:style-name="T52">was pink with purple stripes. Jacob's was bright green with small yellow circles.</text:span></text:p>
      <text:p text:style-name="P66"><text:span text:style-name="T53">A</text:span><text:span text:style-name="T51">lmost</text:span> every day they <text:span text:style-name="T51">played in a </text:span><text:span text:style-name="T52">meadow </text:span><text:span text:style-name="T53">covered with</text:span><text:span text:style-name="T52"> green grass </text:span><text:span text:style-name="T53">and </text:span><text:span text:style-name="T52">dotted with yellow </text:span><text:soft-page-break/><text:span text:style-name="T52">and red wildflowers. </text:span><text:span text:style-name="T51">When the grass </text:span><text:span text:style-name="T54">grew</text:span><text:span text:style-name="T51"> too </text:span><text:span text:style-name="T54">high</text:span><text:span text:style-name="T51">, </text:span><text:span text:style-name="T54">several</text:span><text:span text:style-name="T51"> helpful sheep would eat some. </text:span><text:span text:style-name="T52">The cats were </text:span><text:span text:style-name="T57">grateful</text:span><text:span text:style-name="T55"> </text:span><text:span text:style-name="T57">for</text:span><text:span text:style-name="T55"> the sheep’s efforts <text:s/>- </text:span><text:span text:style-name="T56">Katharine and Jacob found it much easier to play with their enchanted balls when they could see each other, and their balls could move freely over the ground.</text:span></text:p>
      <text:p text:style-name="P24"><text:tab/>One day as <text:span text:style-name="T55">they</text:span> were playing, they both became distracted by a large dog wandering nearby. They turned their attention back to their enchanted balls, but to their dismay, the balls had vanished from sight. They frantically searched the field for several hours. When the sun set, however, they reluctantly agreed to return to their homes for the night and continue their search tomorrow. They were heartbroken. After arriving home, Katharine and Jacob fell into their beds, all joy and hope drained from their bodies. They cried and meowed until a heavy sleep overtook them.</text:p>
      <text:p text:style-name="P24"><text:tab/><text:span text:style-name="T33">After only a few hours, t</text:span>he<text:span text:style-name="T33">ir sleep became disturbed by nightmares and their limbs twitched frequently.</text:span> <text:span text:style-name="T33">When they were awakened</text:span> <text:span text:style-name="T33">by a </text:span>rooster crowing at the rising sun, they <text:span text:style-name="T33">were relieved, but </text:span>felt as if they had<text:span text:style-name="T33">n</text:span><text:span text:style-name="T34">'</text:span><text:span text:style-name="T33">t</text:span> slept at all. Later that morning, Katharine and Jacob met <text:span text:style-name="T35">under a</text:span><text:span text:style-name="T36"> </text:span><text:span text:style-name="T39">weeping willow</text:span><text:span text:style-name="T35"> tree </text:span><text:span text:style-name="T39">standing near a lakeshore. </text:span>They <text:span text:style-name="T37">peered</text:span> out over the water, <text:soft-page-break/>which <text:span text:style-name="T58">softly</text:span> <text:span text:style-name="T58">r</text:span>eflected the sunlight<text:span text:style-name="T38">.</text:span> <text:span text:style-name="T39">N</text:span>either of them appreciated or even noticed <text:span text:style-name="T40">the</text:span> beauty<text:span text:style-name="T40"> of the scene, nor of the <text:s/>shade and shelter the tree generously provided to them.</text:span></text:p>
      <text:p text:style-name="P25"><text:tab/>Both their tails hung low. Katharine suddenly turned to look at Jacob. As they stood there, Jacob saw that Katharine was thinking hard, and then he observed her tail slowly begin to rise. Katharine then declared, as if stating a fact, “We have to keep searching.” Jacob sadly looked into her eyes. She continued, her voice firm and direct. “It doesn't matter how much time we spend—<text:span text:style-name="T41">at any cost, we have to find them</text:span>.”</text:p>
      <text:p text:style-name="P24"><text:tab/>A few moments later, Jacob replied, “We looked all over that field. We covered every square inch. Where else could they be?”</text:p>
      <text:p text:style-name="P24">With a wry smile, she answered,<text:tab/>“We'll know that when we find them.”</text:p>
      <text:p text:style-name="P24"><text:tab/><text:span text:style-name="T42">Jacob looked dubious but after a few moments he finally agreed. That fateful day, they both </text:span><text:span text:style-name="T43">completely </text:span>committed <text:span text:style-name="T42">themselves</text:span> to the search for the<text:span text:style-name="T42">ir</text:span> enchanted balls.</text:p>
      <text:p text:style-name="P17"/>
      <text:p text:style-name="P18">☼ ☼ ☼</text:p>
      <text:p text:style-name="P18"/>
      <text:p text:style-name="P24">Katharine and Jacob left to travel the world to search for their beloved toys. They didn't know how long their search would last or how <text:soft-page-break/>far they would have to travel to find their precious treasure, but they were determined. </text:p>
      <text:p text:style-name="P24">About ten years after their search began, humans came to the world and began colonization. Steamships and airplanes were among the many things the humans constructed. Katharine and Jacob took advantage; they were able to stow away on vehicles that traveled across the lakes and through the sky. With the help of the new modes of transportation, they finished searching their world; however, they still hadn't found their balls.</text:p>
      <text:p text:style-name="P24">They observed the spaceships the humans used and understood that they could go even further with them. One night, they sneaked into a top-secret facility, sniffed the area, and found some small crates used for cargo. They crawled inside, closed the latch on the opening of the crate, and hid behind the supplies inside the crate, which were destined for a world.</text:p>
      <text:p text:style-name="P24">Within only a few minutes, someone picked up the crate, set it on cart, and they were wheeled out to the launchpad. Then another person carried the crate into the cargo hold of a spaceship that was scheduled for departure in three hours.</text:p>
      <text:p text:style-name="P24">They didn't know what fate had in store for them, but decided to keep waiting. Jacob was <text:soft-page-break/>confident he could undo the latch if he and Katharine agreed their plan was too risky.</text:p>
      <text:p text:style-name="P24">Suddenly, the engines on the ship came to life, making a sound more powerful than either Katharine or Jacob had ever before heard. They got scared but made sure not to loudly meow or cry. Their tails became very tense, but they stood their ground, refusing to not let this opportunity to find their balls slip out of their grasp.</text:p>
      <text:p text:style-name="P17"/>
      <text:p text:style-name="P19">☼ ☼ ☼</text:p>
      <text:p text:style-name="P17"/>
      <text:p text:style-name="P24">Two days passed; the spaceship hadn't yet landed, and Katharine and Jacob were extremely hungry and thirsty. They agreed they'd better search for a food and water dish, so Jacob opened the latch. It separated easily. They both crawled out of the cage, then stretched their bodies and tails as much as possible, more than they ever had before; they had never been trapped for two consecutive days but agreed it would be worth it to find their balls.</text:p>
      <text:p text:style-name="P24">Katharine and Jacob sniffed around, whiskers twitching wildly. Finally they found a water source and scraps of food left by some crew and passengers who apparently didn't understand that food is meant to be eaten, not thrown carelessly onto the floor. Katharine and Jacob had no problem finding enough food and <text:soft-page-break/>water to satisfy them.</text:p>
      <text:p text:style-name="P24">They wanted to use the bathroom before going back to their crate. Fortunately, they had observed the humans using the computer-automated waste recycling system, so they were able to dispose of that which they would have <text:span text:style-name="T44">otherwise </text:span>buried, under normal circumstances, in sand or dirt. Afterward, they went back to their crate and closed the door. They fell asleep in only a few minutes, and their dreams about their enchanted balls began shortly after.</text:p>
      <text:p text:style-name="P22"/>
      <text:p text:style-name="P20">☼ ☼ ☼</text:p>
      <text:p text:style-name="P22"/>
      <text:p text:style-name="P24">Finally, after three months of confinement interspersed with scrounging for food and water, Katharine and Jacob felt the spaceship land. They were in good health but poor spirits; they cheered up considerably when they knew the ship was on the ground and their freedom was imminent.</text:p>
      <text:p text:style-name="P24">Jacob whispered, “How long should we wait?”</text:p>
      <text:p text:style-name="P24">“After all the sounds have stopped. That usually means most of the humans are outside. We'll watch carefully and follow the last one outside.”</text:p>
      <text:p text:style-name="P24">Katharine and Jacob knew how many peo<text:soft-page-break/>ple had originally boarded the ship; they had figured it out easily during their three months. They also knew one had died en route; a passenger had contracted some disease that wasn't detected before departure. Without proper medical facilities or treatment available on the ship, “There wasn't anything that could be done,” the Captain was heard to state, with regret and sadness clouding his voice. The passenger was given a respectful funeral, and ejected into space. The gravity from a star pulled her toward it, and she was cremated; according to her will, that was the custom in her family.</text:p>
      <text:p text:style-name="P24">Katharine and Jacob counted the humans as they left the ship. One of them had a frayed thread hanging from his shirt. Jacob wanted to chew on it and hit it with his paw, but Katharine held him back. “Jacob, remember why we're here!”</text:p>
      <text:p text:style-name="P24">Katharine counted the humans as they exited the ship. “16...17...18...19. All right, quietly now, let's get behind that tall human–he's the last one–and follow him out. As soon as we're on the other side of the doorway, look for cover, and then run as fast you can toward it.”</text:p>
      <text:p text:style-name="P24">They sneaked over to the human's feet, Katharine on the left, Jacob on the right. He <text:soft-page-break/>suddenly stopped, put his arm to his face and sneezed. Katharine and Jacob looked at other with concern. They had heard humans do this before and knew that humans sometimes reacted that way when in proxity to cats.</text:p>
      <text:p text:style-name="P24">The human pulled out a handkerchief, then blew and wiped his nose. He looked down and saw Katharine and Jacob. They looked him in the eye but were unable to sense whether or not danger was imminent. Jacob looked to Katharine for guidance. Trying to scare the human, she meowed loudly. The human yelled out, “Captain! We got stowaways!”</text:p>
      <text:p text:style-name="P24">The human leaned over from the waist, hands coming down in Jacob's direction. “<text:span text:style-name="T29">Run, Jacob!</text:span><text:span text:style-name="T30">” Katharine commanded, her instincts taking over. Jacob ran toward the exit, where most of the light was coming from. Katharine was right behind him. </text:span></text:p>
      <text:p text:style-name="P24"><text:span text:style-name="T30">They got past the exit and were outside. They ran in a straight line, darting past five humans easily; however one was standing directly in front of their path. It was the ship's captain, and he looked very displeased. He squatted downward to catch Katharine and Jacob. Katharine suddenly said, “Veer left! I </text:span><text:span text:style-name="T31">saw some thick</text:span><text:span text:style-name="T30"> bushes</text:span><text:span text:style-name="T31">!</text:span><text:span text:style-name="T30">” Jacob hadn't seen any, but he trusted Katharine enough to do as he was told. </text:span><text:soft-page-break/><text:span text:style-name="T30">He slowed almost to a stop to make the turn, but the captain grabbed him by the sides of his stomach and scooped him up. “Well, little fellow, did you think you could get free passage on my ship and then just run away like a scared little kitty-cat?” Jacob squirmed in his grasp, meowed loudly, then looked to his left. He saw </text:span><text:span text:style-name="T31">a bunch of green raspberry </text:span><text:span text:style-name="T30">bushes</text:span><text:span text:style-name="T31"> </text:span><text:span text:style-name="T30"><text:s/>but didn't see Janice anywhere. </text:span><text:span text:style-name="T29">I hope she got away</text:span><text:span text:style-name="T30">, thought Jacob.</text:span></text:p>
      <text:p text:style-name="P24"><text:span text:style-name="T30">Then, the captain cried out in pain, “Argh!” Without thinking, he dropped Jacob, who landed safely on his feet. He saw Katharine gripping the captain's right leg with all four paws. She had created a diversion by jumping onto the captain</text:span><text:span text:style-name="T31">'</text:span><text:span text:style-name="T30">s calf and digging her claws into him as deeply as she could. As the captain reached for her, she retracted her claws, fell off the captain's leg, and yelled, “</text:span><text:span text:style-name="T29">Run to the bushes, Jacob!</text:span><text:span text:style-name="T30">”</text:span></text:p>
      <text:p text:style-name="P24">Jacob ran as fast as he could. Halfway to the bushes, he looked behind to make sure Katharine was behind him. He saw the captain running after her, but she was far enough ahead of him that he knew she'd be easily able to outrun the captain.</text:p>
      <text:p text:style-name="P24">He reached the bushes, ran behind them, and then zig-zagged through through some tall flowers. He stopped to wait for Katharine. <text:soft-page-break/>Katharine, familiar with his smell, found him easily. They heard the captain and two of his crew members nearby and swiftly approaching. “There, that forest.” Katharine pointed to a large wooded area. “But there's no cover between here and the edge of those trees! They'll catch us!”</text:p>
      <text:p text:style-name="P24">“We can outrun them. Let's go.” Katharine started to sprint towards the tree line, not waiting for him to verbalize his agreement. Jacob decided there was no other choice and continued after her.</text:p>
      <text:p text:style-name="P24">After two minutes of chasing Katharine and Jacob, their pursuers stopped. The captain, giving up the search, yelled to Katharine and Jacob, “If I ever see you two again you won't be as lucky! From now on, I'll make sure there's a dog on every ship to prevent stowaways like you from ever boarding!” The captain and his two crew members walked back to the ship, feeling angry and humiliated after being outsmarted by two cats.</text:p>
      <text:p text:style-name="P19"/>
      <text:p text:style-name="P19">☼ ☼ ☼</text:p>
      <text:p text:style-name="P19"/>
      <text:p text:style-name="P24">Katharine and Jacob reached the tree line, and entered the forest. After walking for several meters, they stopped at a large, soft pile of leaves and crawled on top. They lay down to <text:soft-page-break/>rest for several minutes. Then Jacob said, “We'll never be able to get back home.”</text:p>
      <text:p text:style-name="P24">“Let's not worry about that now. At least we're safe now–and we still have to find our balls.”</text:p>
      <text:p text:style-name="P24">“What makes you think they're even on this world?”</text:p>
      <text:p text:style-name="P24">Suddenly, Katharine and Jacob heard pawsteps coming from several meters away. They looked in the direction of the sound and saw a white Persian cat approaching. He didn't have a fighting posture, but Katharine and Jacob remained cautious.</text:p>
      <text:p text:style-name="P24">The Persian cat stopped walking and sat down on his hind legs. He said, “I understand you are searching for something. Often when one stops looking is the time when he can truly see.”</text:p>
      <text:p text:style-name="P24">Katharine and Jacob looked at each other, a question on their face. Katharine asked, “Who are you?”</text:p>
      <text:p text:style-name="P24">“My name is Tobias. And you?”</text:p>
      <text:p text:style-name="P24">“I'm Katharine, and this <text:s/>is my friend, Jacob.”</text:p>
      <text:p text:style-name="P24">“It is a pleasure to meet you. Welcome to the forest.”</text:p>
      <text:p text:style-name="P24"><text:soft-page-break/>“Thank you,” Jacob replied. “Is this your home?”</text:p>
      <text:p text:style-name="P24">“My home is anywhere I am happy and content.” Tobias paused, closed his eyes, took a deep breath, and exhaled. “I overheard you speaking about the search for your balls. May I ask why?”</text:p>
      <text:p text:style-name="P24">Katharine replied, “They were enchanted, and before we lost them, they were our favorite toys.” Katharine told Tobias the story of their search; Jacob filled in a few of the gaps he believed relevant.</text:p>
      <text:p text:style-name="P24">After they had finished their tale, Tobias said, “It is unfortunate that you lost your enchanted balls, but in my opinion, it is even more unfortunate that you've wasted so much time looking for them.”</text:p>
      <text:p text:style-name="P24">Katharine and Jacob became angry and reflexively extended their front claws. Jacob said, “It wasn't a waste! We just haven't found them yet!”</text:p>
      <text:p text:style-name="P24">Katharine said, “You don't understand. You never played with our balls and so don't realized how important they were.”</text:p>
      <text:p text:style-name="P24">“Forgive me. I did not mean any offense, nor did I intend to minimize your efforts<text:span text:style-name="T44"> or grief</text:span>.” Tobias paused, closed his eyes, took a deep <text:soft-page-break/>breath, and exhaled. “Have you considered the possibility that your enchanted balls rolled into a lake and became submerged?”</text:p>
      <text:p text:style-name="P24">Katharine retracted her claws, and replied, “Yes, of course. But Jacob and I don't like water. It's all right to drink, but other than for drinking, I don't really see any purpose to water.”</text:p>
      <text:p text:style-name="P24">Jacob said, “We stayed on dry land most of the search. There were times we stowed away on boats to search other areas of dry land, but we didn't really care for the water being on all sides of us. It was really very nerve-wracking.”</text:p>
      <text:p text:style-name="P24">“I see,” said Tobias. He paused, closed his eyes, took a deep breath, and exhaled.</text:p>
      <text:p text:style-name="P24">Katharine asked, “Why do you keep doing that?”</text:p>
      <text:p text:style-name="P24">“It relaxes me.”</text:p>
      <text:p text:style-name="P24">“Are you nervous?”</text:p>
      <text:p text:style-name="P24">“No,” he answered.</text:p>
      <text:p text:style-name="P24">Katharine and Jacob looked at each other with a question on their face.</text:p>
      <text:p text:style-name="P24">Tobias said, “Deep breathing is a habit I started a long time ago. It helped me through a very difficult period in my life.”</text:p>
      <text:p text:style-name="P24">“What do you mean?” Jacob inquired.</text:p>
      <text:p text:style-name="P24"><text:soft-page-break/>“One day, many years ago, I had a friend named Brittany. She and I were playing with our enchanted balls. We lost control of them, watching helplessly as they rolled into a fast-moving river. We ran along the riverbank after them, seeing them floating on top but powerless to do anything about it. They river kept carrying them further away—it became clearly evident that we would not be able to retrieve them.</text:p>
      <text:p text:style-name="P24">“Suddenly, Brittany said, 'I'm going in.' I tried to stop her. As she was about to jump in, I shouted after her, 'No, Brittany! It's water! You'll never survive!' Disregarding my warning, she jumped in.” Tobias paused, closed his eyes, took a deep breath, and exhaled.</text:p>
      <text:p text:style-name="P24">“I never saw her again. I believe she now rests with the Divine Felinity, in the spiritual realm where food is always abundant and cats never gain weight; where water never touches a cat's fur but is always cool and refreshing to drink; the place where there is a new toy every day and one's curiosity is always stimulated by some external object with a new smell.</text:p>
      <text:p text:style-name="P24">“Although she's at peace, I do still miss her.”</text:p>
      <text:p text:style-name="P24">“That's awful!”</text:p>
      <text:p text:style-name="P24">Jacob looked thoughtful. “I almost lost <text:soft-page-break/>Katharine during our search when she was captured by a human.”</text:p>
      <text:p text:style-name="P24">“I hope you consider yourself fortunate.”</text:p>
      <text:p text:style-name="P24">“Yes. But we still need to find our balls.” Katharine declared.</text:p>
      <text:p text:style-name="P24">Jacob paused, closed <text:s/>his eyes, took a deep, and exhaled. “Katharine, no, we don't.”</text:p>
      <text:p text:style-name="P24">“Jacob? What are you saying?”</text:p>
      <text:p text:style-name="P24">“Our search nearly cost you your life. You mean more to me than any enchanted ball.”</text:p>
      <text:p text:style-name="P24">“But Jacob, we made a pact!“</text:p>
      <text:p text:style-name="P24">“Katharine, you're a good leader, good at making instant decisions—but take a minute to think of how you'd feel if, during our search, you lost me.”</text:p>
      <text:p text:style-name="P24">Katharine didn't need a minute. After a few seconds, she knew her friend was correct.</text:p>
      <text:p text:style-name="P24">Tobias said, “Come my friends. This forest has much to offer. There is much food, many new things to smell, and it offers <text:span text:style-name="T45">an abundance of corners and</text:span> <text:span text:style-name="T45">things which you may hide under, if you feel the <text:s/>need</text:span>. I believe you will find <text:span text:style-name="T45">peace and contentment</text:span> if you decide to stay.”</text:p>
      <text:p text:style-name="P24">“Thank you, Tobias.”</text:p>
      <text:p text:style-name="P24">“Some even say this forest is enchanted.”</text:p>
      <text:p text:style-name="P24"><text:soft-page-break/><text:span text:style-name="T15">Indeed, </text:span><text:span text:style-name="T14">Jacob looked around and spotted some low-hanging vines swaying in the breeze. He excitedly observed, “</text:span><text:span text:style-name="T16">Those</text:span><text:span text:style-name="T14"> look interesting</text:span><text:span text:style-name="T15">!</text:span><text:span text:style-name="T14">”</text:span></text:p>
      <text:p text:style-name="P10"/>
      <text:h text:style-name="P57" text:outline-level="1"><text:bookmark-start text:name="__RefHeading___Toc1075_3424433527"/>The Obedient Parents<text:bookmark-end text:name="__RefHeading___Toc1075_3424433527"/></text:h>
      <text:p text:style-name="P24"/>
      <text:p text:style-name="P24">Once upon a time, in a land not far from yours, there lived a small boy and a small girl who sometimes did not like to listen to their parents. The boy's name was Billy and the girl's name was Holly. Sometimes the parents would say “It's time to go to bed, dear" or “You can't have ice cream until you eat your vegetables, honey." Often the parents had to order the children to clean their bedroom.</text:p>
      <text:p text:style-name="P24">On this particular occasion, Billy and Holly were cleaning their room because their parents told them to do so. As they were picking up their toys, they each reached for a small plastic elf. When they touched it at the exact same time, it began to glow bright-green and made a sparkling kind of noise. The elf quickly grew to be as tall as Billy and Holly's teacher at school. He had a bright-orange mustache and beard. His ears were pointed and he was dressed in clothes that seemed to be about 5000 years old.</text:p>
      <text:p text:style-name="P24">They looked at him in astonishment, as he said, “Congratulations, children. Because of your teamwork, you've won three wishes.”</text:p>
      <text:p text:style-name="P24">“Yay!” exclaimed Billy and Holly.</text:p>
      <text:p text:style-name="P24"><text:soft-page-break/>“Holly, what should we wish for?”</text:p>
      <text:p text:style-name="P24">“I don't know Billy. I want so many things I can't think of what I want the most!”</text:p>
      <text:p text:style-name="P24">“I know!” shouted Billy. “Let's wish that mom and dad have to listen to us from now on. Let's wish they always have to do what we tell them.”</text:p>
      <text:p text:style-name="P24">Holly replied excitedly, “That's a great idea, Billy!”</text:p>
      <text:p text:style-name="P24">The elf said, “I don't think that's a good wish, but I'm willing to grant it.” Instantly, enchantment music and flashing multi-colored lights flooded their bedroom.</text:p>
      <text:p text:style-name="P24">The music and the lights quickly vanished, however, and the elf shrank back to his three-inch toy form. At that moment, the parents came into the room. “Why aren't all your toys picked up?” The father asked. </text:p>
      <text:p text:style-name="P24">Billy answered, “We forgot, Father. Please forgive us.”</text:p>
      <text:p text:style-name="P24">The father's expression became blank, and—without emotion—he replied, “I forgive you.”</text:p>
      <text:p text:style-name="P24">The mother was confused at the father's demeanor. She suggested, “Richard, why don't you go run your errands now? I'll talk to the children.” As she spoke, the father's expression <text:soft-page-break/>turned back to normal.</text:p>
      <text:p text:style-name="P24">“Okay, Elizabeth. I'll be home in about two hours.” The father turned to leave and began walking out of the room.</text:p>
      <text:p text:style-name="P24">Billy yelled, “Stop!”</text:p>
      <text:p text:style-name="P24">The father stopped, as if frozen in time. Billy and Holly looked at each other, mischievous grins carved on their faces. The mother said, “Richard, dear, is something the matter?”</text:p>
      <text:p text:style-name="P24">“Nothing's the matter, Elizabeth. The children told me to stop, so I stopped.”</text:p>
      <text:p text:style-name="P24">“But Richard, why are you obeying Billy and Holly? Is this some game you three invented without telling me? I don't think it's at all appropriate and--”</text:p>
      <text:p text:style-name="P24">Holly interrupted, “Be quiet, Mother.”</text:p>
      <text:p text:style-name="P24">The mother looked at them angrily, but said nothing.</text:p>
      <text:p text:style-name="P24">“Mother, don't be angry with us.”</text:p>
      <text:p text:style-name="P24">The mother smiled at Billy and Holly, and gave them a warm tender hug and kiss.</text:p>
      <text:p text:style-name="P24">“Give us ice cream, Mother. Father, clean our room.” The parents did as they were told. The children were so happy they completely for<text:soft-page-break/>got about their remaining two wishes.</text:p>
      <text:p text:style-name="P24">From then on, the parents were absolutely obedient to every whim and desire of their children. Billy and Holly decided for themselves when and what they'd eat, what time they'd go to sleep, and when they could play.</text:p>
      <text:p text:style-name="P24">The parents would still tuck the children into bed at night, and give them love and hugs and kisses. However, if Billy and Holly commanded them to do or not do something, they had no choice but to obey.</text:p>
      <text:p text:style-name="P24">And that's how life in their home went for the next seven years. It finally came to an end one day though, when the parents were cleaning the children's room. It was a rainy and cloudy Tuesday evening. Elizabeth accidentally dropped and broke Holly's favorite decoration—a lovely replica of Cinderella's glass slipper. She screamed at her parents, “Get out of here! I never want to see you again!”</text:p>
      <text:p text:style-name="P24">The parents slowly turned around and walked out of the bedroom. They walked downstairs. They walked to the front door. They opened the front door and walked out to the driveway. They entered their car and pulled out of the driveway.</text:p>
      <text:p text:style-name="P24">Billy heard what happened and met Holly in <text:soft-page-break/>her room. “We have to get them back, Holly! We still need them!” Holly, having had a chance to calm down, agreed, and both rushed downstairs. They hurried outside and looked around. They saw their parents far off in the distance driving away in the family automobile. It was so tiny it looked like a little dot on the horizon. They shouted, “Come back!” But their cries were simply not loud enough for the parents to hear. They began running after the car, but quickly became short of breath and grew pains in their sides (due to a lack of exercise). A few moments later, the parents completely vanished from sight.</text:p>
      <text:p text:style-name="P24">Billy and Holly both trudged back home. They laid down in bed, crying themselves to sleep. They had terrible nightmares. In the middle of the night they woke up soaked in sweat and tears. They wanted to crawl into bed with their parents, and get love and hugs and kisses, but quickly remembered their parents were gone forever. They went back to bed and cried again until morning. After the sun came up, they went to the kitchen to eat, for they were very hungry. But there were no clean dishes, and they had never learned how to wash dishes. Billy and Holly also never learned how to prepare a meal or operate an oven. Finally they found some dry, packaged food in the cupboard <text:soft-page-break/>that required no preparation or cooking. They spent the remainder of the day trying to escape from their self-created nightmare and played in their room.</text:p>
      <text:p text:style-name="P24">Every day they ate a little food from the cupboard, and every day they tried to pretend nothing was wrong. At the end of each day, however, they were weaker and thinner than the last. Their tummies started showing the outlines of their ribs. Their cheeks had lost all color, and drew in as they lost weight from undernourishment. Their eyes became dark and hollow. Without good food and love and hugs and kisses from their parents, they became ill. After several weeks they could barely get out of bed.</text:p>
      <text:p text:style-name="P24">One morning, Holly was in bed feeling extremely weak but wanted to get some water for Billy. He hadn't opened his eyes for almost two days and he could only speak in short whispers. Holly was getting very worried. She reached under her bed for a glass, but her hand grabbed something else. It was a toy shaped like an elf. She picked it up, looked at it, and remembered.</text:p>
      <text:p text:style-name="P24">She cried, “Oh magical elf, please help us!” Nothing happened. She crawled over to Billy and placed the toy in his hand. Suddenly, the magical elf reappeared. He looked down at the children with sadness in his eyes.</text:p>
      <text:p text:style-name="P24"><text:soft-page-break/>“I may be able to help you,” he said. “I hope your second wish is better than your first.”</text:p>
      <text:p text:style-name="P24">“Oh... <text:s/>I wish that our parents were back home.”</text:p>
      <text:p text:style-name="P24">The elf replied, “That wish is granted.” Just then, Holly heard footsteps downstairs near the front door. “You have one wish left. I suggest you make it worthwhile.”</text:p>
      <text:p text:style-name="P24">Holly thought hard. Her head was spinning and she fought back the urge to faint from severe hunger pains and thirst. She looked over at Billy with tears in her eyes. “Elf, I wish we'd never made our first wish.” As soon as the words were out of her mouth, sound effects and a rainbow of colored lights flooded the bedroom. </text:p>
      <text:p text:style-name="P24">Billy and Holly were instantly as they were 7 years ago. Billy's eyes were open. Their cheeks were puffy and had good color. Their eyes were wide and bright with happiness and joy. They were healthy again. The elf transformed back into his small toy form. Even the bedroom looked as it did seven years ago. The parents walked into the room.</text:p>
      <text:p text:style-name="P24">The father looked at them and said, “Why aren't all your toys picked up?”</text:p>
      <text:p text:style-name="P24">Billy replied, “We're sorry, Father. We were playing with this elf and forgot.”</text:p>
      <text:p text:style-name="P24"><text:soft-page-break/>The mother said, “It's okay. Finish cleaning your room and come down to eat in a half-hour. We're having steak, eggs, carrots, and Brussels sprouts. For dessert we'll have some ice cream.”</text:p>
      <text:p text:style-name="P24">“Okay!”</text:p>
      <text:p text:style-name="P24">The parents smiled at their children and turned to leave the room. Out of the corner of his eye, however, the father spotted the toy elf. He walked over and picked it up. He smiled at the children and said, “You won't be needing this anymore.”</text:p>
      <text:p text:style-name="P24">He met with Elizabeth in the kitchen, handed her the elf and said, “Do you think the children learned anything?”</text:p>
      <text:p text:style-name="P24">“I think so. Did you notice how they didn't talk back when I told them we're having Brussels sprouts with our dinner?”</text:p>
      <text:p text:style-name="P24">“Ah, yes, of course. Well, I'm sure they'll never forget, just as we never forgot. How old were we when you found this elf?”</text:p>
      <text:p text:style-name="P24">“Five or six years old. I found it the day my family and I moved into the neighborhood next door to you and your family. You were arguing with them about doing dishes.”</text:p>
      <text:p text:style-name="P24">“Yes, I recall that. We met the next day. <text:s/>I'll never forget playing with you and that elf, and <text:soft-page-break/>making that ridiculous wish about having obedient parents.”</text:p>
      <text:p text:style-name="P24">The children finished cleaning their room and came downstairs to join their parents at the dinner table.</text:p>
      <text:h text:style-name="P57" text:outline-level="1"><text:bookmark-start text:name="__RefHeading___Toc1077_3424433527"/>James's Love<text:bookmark-end text:name="__RefHeading___Toc1077_3424433527"/></text:h>
      <text:p text:style-name="P24"/>
      <text:p text:style-name="P32"><text:tab/>There was once a man who had much love in his heart. James loved his family and friends. He loved God and his church. He loved the outdoors, the sunlight, and all the wonders of Creation. However, like all people, the love in James's heart was sometimes covered by other feelings, some which were unpleasant and had the potential to be harmful to himself or others.</text:p>
      <text:p text:style-name="P7"><text:span text:style-name="T3"><text:tab/>James had recently bought a new car. It was the best one he'd ever owned. It was comfortable, stylish, and very fuel efficient. It was reliable and got him to work on time every day. It carried him to </text:span><text:soft-page-break/><text:span text:style-name="T3">meet his valued friends, and visit his beloved family. James used the car every day and became very accustomed and attached to it. He relied on it to be there for him when needed. He loved the car, and sometimes even felt the car loved him.<text:tab/></text:span></text:p>
      <text:p text:style-name="P32"><text:tab/>On Thanksgiving, he drove to meet his family, planning to join them for the holiday. James greatly enjoyed spending time with his family. The saddest part was having to say goodbye, but he always left holding new memories to cherish when they were apart. James could easily recall all the love and joy he and his family had shared throughout their years together.</text:p>
      <text:p text:style-name="P32"><text:soft-page-break/><text:tab/>James slowly and carefully pulled into his parents' driveway and parked his car. He rang the doorbell. A few seconds later, Philip, his father, opened the door and waved him in, then hugged him warmly. He looked around and saw his brother and sister, standing next to their spouses with James's nephews and nieces. They all joyously welcomed him home. </text:p>
      <text:p text:style-name="P32"><text:tab/>James looked over the room trying to find Joyce, his mother. “Where's mom?” James asked his father.</text:p>
      <text:p text:style-name="P32"><text:tab/>“She went to the grocery store to pick up a few things for dinner tomorrow. She should be back in an hour.”</text:p>
      <text:p text:style-name="P32"><text:soft-page-break/><text:tab/>Half of that hour passed quickly with laughter, conversation, and play-time with the children. Then James decided to walk to the corner store to buy chewing gum for himself, and a house plant for his mother. He reached the store in only a few minutes. After buying a pack of peppermint gum and a beautiful peace lily, he started his short walk home. A chance encounter with friends whom he hadn't seen for a while delayed him by fifteen minutes. After exchanging news and updated contact information, James continued walking home.</text:p>
      <text:p text:style-name="P7"><text:span text:style-name="T3"><text:tab/>As he neared his parents' driveway, he saw his mother's car parked behind his. He was glad she </text:span><text:soft-page-break/><text:span text:style-name="T3">was home--he was anxious to see her and give her the lily.</text:span></text:p>
      <text:p text:style-name="P7"><text:span text:style-name="T3"><text:tab/>His mood quickly changed when he spotted the rear bumper on his car. It was scratched, pushed in an inch, and there was damage to the surrounding area. As he got closer, he noticed on his mother's car that her </text:span><text:span text:style-name="T6">front</text:span><text:span text:style-name="T3"> bumper had similar damage. He knew then that she was responsible. He instantly, almost reflexively, became angry at her carelessness. James violently threw the peace lily at the ground. The pot cracked and split, and the plant broke apart. A sudden, strong gust of wind scattered its remnants across the lawn.</text:span></text:p>
      <text:p text:style-name="P7"><text:span text:style-name="T3"><text:tab/>Many unpleasant thoughts went </text:span><text:soft-page-break/><text:span text:style-name="T3">through James's mind, and undesirable emotions buried his love as they stabbed into his heart. He marched inside, then slammed the door. He looked into the living room and saw his mother on the couch crying. James's sister, Ruth, was sitting beside her, trying to comfort her. As Ruth's eyes met his, her expression silently demanded that he should let their mother know that everything was okay. Without acknowledgement, he stomped off into the kitchen and yanked a bottle of beer from the refrigerator. </text:span></text:p>
      <text:p text:style-name="P7"><text:span text:style-name="T3"><text:tab/>James's father followed him into the kitchen. Philip saw that his son's face was red with anger, </text:span><text:soft-page-break/><text:span text:style-name="T3">and his body as tense and hard as a black diamond. He calmly poured himself some water, then spoke softly,<text:tab/>“Your mother is really upset that she hit your car. She knows how much it means to you. She was very distracted when she got home, looking forward to spending time with everyone. She's been pretty lonely the last few years, now that everyone's moved out on their own.”</text:span></text:p>
      <text:p text:style-name="P7"><text:span text:style-name="T3"><text:tab/>James looked at his father in silence. It was obvious to Philip that his words had an effect--he noticed James had softened. After a few seconds, James set down his beer, of which he'd only drunk a sip. He reached into the refrigerator and pulled out a gallon of orange juice. He grabbed </text:span><text:soft-page-break/><text:span text:style-name="T3">a glass from the cupboard. After filling it, James took a deep breath, walked into the living room, and offered it to his mother. Joyce had always loved orange juice. His earliest childhood memories consisted of her drinking a glass every morning, after she'd served him breakfast.</text:span></text:p>
      <text:p text:style-name="P32"><text:tab/>She accepted the juice. “I'm sorry,” Joyce said timidly.</text:p>
      <text:p text:style-name="P7"><text:span text:style-name="T3"><text:tab/>James shook his head. “Mom, you don't have anything to apologize for. You didn't do it on purpose.” He pulled a tissue from a dispenser, dried the tears from her lovely face, and continued. “It was me who chose to lose my temper. I'm the one who should be apologizing. </text:span><text:soft-page-break/><text:span text:style-name="T3">I'm so sorry, Mom... I got confused about what I loved the most.”</text:span></text:p>
      <text:p text:style-name="P32"><text:tab/>She set her orange juice on the coffee table, stood up and gave James a hug and kiss on the cheek. As they embraced each other, Joyce said happily, “It seems we'll have a new memory to treasure. Happy Thanksgiving, James. I love you, too.”</text:p>
      <text:h text:style-name="P57" text:outline-level="1"><text:bookmark-start text:name="__RefHeading___Toc1079_3424433527"/>The Grasshopper and the the Cliff<text:bookmark-end text:name="__RefHeading___Toc1079_3424433527"/></text:h>
      <text:p text:style-name="P24"/>
      <text:p text:style-name="P35"><text:tab/>On a dry, hot day, the sun shone brightly onto the top of a cliff. A grasshopper looking for food wandered to the cliff's edge. He peered down and considered jumping from the cliff for several minutes. The grasshopper knew he might not survive the fall but was curious nevertheless. He finally decided against it and went home to his family.</text:p>
      <text:p text:style-name="P7"><text:span text:style-name="T4"><text:tab/>The grasshopper, however, couldn't forget the urge to jump from the cliff's edge. The next day he returned to the cliff. He looked down for several minutes. Afterward, he went home to his </text:span><text:soft-page-break/><text:span text:style-name="T4">family.</text:span></text:p>
      <text:p text:style-name="P35"><text:tab/>Every day for three years the grasshopper returned to the cliff. He fought back the impulse to jump each time he visited the cliff's edge. Every day he hopped back home to be with his family. During those three years, he forgot how to have fun. He forgot how to learn new activities and how to have original ideas. He forgot many other things as well.</text:p>
      <text:p text:style-name="P35"><text:tab/>One day, as the grasshopper was standing at the cliff's edge, a hungry crow flew down and scooped him up with its mighty beak. Now, many years later, the grasshopper's family still misses him and doesn't know where he is.</text:p>
      <text:h text:style-name="P57" text:outline-level="1"><text:bookmark-start text:name="__RefHeading___Toc1081_3424433527"/>The Problematic 6000<text:bookmark-end text:name="__RefHeading___Toc1081_3424433527"/></text:h>
      <text:p text:style-name="P24"/>
      <text:p text:style-name="Text_20_body">In the year 5999, humans had found solutions for almost every problem. It was a peaceful era in our future that was hated by all who enjoyed war. With no challenges, many actually believed life was too easy.</text:p>
      <text:p text:style-name="Text_20_body">Professor Zinkerton was a scientist and inventor working on the one remaining problem: being able to invent good excuses for doing things one would rather not do. For twenty-three years he had worked tirelessly to ensure people would have the ability to conjure bullet-proof excuses for any situation. Finally, on January 1st of the year 6000, he finished his masterpiece.</text:p>
      <text:p text:style-name="Text_20_body">“Nathan, come here, I want you!” Professor Zinkerton shouted to his assistant, who was in an adjoining room. Nathan rushed to the Professor's aid.</text:p>
      <text:p text:style-name="Text_20_body">“Is there something I can do for you, Professor?”</text:p>
      <text:p text:style-name="Text_20_body">“I'd like some orange juice.”</text:p>
      <text:p text:style-name="Text_20_body">“You don't pay me for that. Is there anything else you need done?”</text:p>
      <text:p text:style-name="Text_20_body">Instead of answering, the Professor asked, <text:soft-page-break/>“What is it you're working on?”</text:p>
      <text:p text:style-name="Text_20_body">“I'm filing my taxes online.”</text:p>
      <text:p text:style-name="Text_20_body">“Is filing taxes something you have a great desire to accomplish?”</text:p>
      <text:p text:style-name="Text_20_body">“No, but I can't think of any good excuses to get out of it.”</text:p>
      <text:p text:style-name="Text_20_body"><text:span text:style-name="T3">“Think no further, my young and impressionable assistant. I have completed my life's work. I call it the </text:span><text:span text:style-name="T5">Problematic 6000</text:span><text:span text:style-name="T3">.”</text:span></text:p>
      <text:p text:style-name="Text_20_body">“I must have missed the memo. I've been too busy doing grunt work to have knowledge of your reality. What does it do?”</text:p>
      <text:p text:style-name="Text_20_body">“It creates problems.”</text:p>
      <text:p text:style-name="Text_20_body">“That's your life's work? It sounds like a really bad idea.”</text:p>
      <text:p text:style-name="Text_20_body">“Not at all. It only creates problems when there's a desire for them. If one has an unpleasant task that needs to be done, this machine has the ability to create a valid excuse to avoid it. No longer must people be fated to provide weak or lame excuses.”</text:p>
      <text:p text:style-name="Text_20_body">“It still seems like a bad idea, Professor.”</text:p>
      <text:p text:style-name="Text_20_body"><text:span text:style-name="T3">“You think in such three-dimensional terms, my loyal minion. I </text:span><text:soft-page-break/><text:span text:style-name="T3">will show you.” Professor Zinkerton leaned over the machine, made some adjustments, then pressed a button marked </text:span><text:span text:style-name="T5">execute</text:span><text:span text:style-name="T3">. Suddenly, an explosion could be heard from the room that Nathan had been in working on his taxes. Nathan looked into the room and saw his computer had prematurely exploded.</text:span></text:p>
      <text:p text:style-name="Text_20_body"><text:span text:style-name="T9">“</text:span><text:span text:style-name="Emphasis"><text:span text:style-name="T9">What the heck was that</text:span></text:span><text:span text:style-name="T9">?”</text:span></text:p>
      <text:p text:style-name="Text_20_body">The Professor replied, “Now you have an excuse not to do your taxes, my inquisitive companion.”</text:p>
      <text:p text:style-name="Text_20_body">“No, I don't. I can just drive to the library to get the necessary forms.”</text:p>
      <text:p text:style-name="Text_20_body">“Ah, yes, of course.” Zinkerton leaned over the Problematic 6000, then pressed the execute button. An explosion was heard from outside, and Nathan ran to check. He came back, madder than an irradiated spider. “My car's on fire!”</text:p>
      <text:p text:style-name="Text_20_body">“You can thank me later.”</text:p>
      <text:p text:style-name="Text_20_body"><text:span text:style-name="T3">“Thank you? Why, right after I get my next twenty-eight paychecks in forty-eight months, I'll wrap that machine around your neck! I still don't have a good excuse for not filing my taxes. The library is </text:span><text:soft-page-break/><text:span text:style-name="T3">only six blocks away. I'll </text:span><text:span text:style-name="T5">walk</text:span><text:span text:style-name="T3"> there and get the forms.”</text:span></text:p>
      <text:p text:style-name="Text_20_body">“You're correct, of course, my resourceful young apprentice. That isn't a problem at all. Allow me to make it one.”</text:p>
      <text:p text:style-name="Text_20_body"><text:span text:style-name="T3">Zinkerton again pressed the </text:span><text:span text:style-name="T5">execute</text:span><text:span text:style-name="T3"> button. Nothing happened.</text:span></text:p>
      <text:p text:style-name="Text_20_body">“Thank God. I'm leaving for the library now.” Nathan took one step, but fell down, his face hitting the soft cushion of a chair. Zinkerton checked the display on the Problematic 6000, which read “Disruption of brain and fine motor control completed in .001 second. Have a nice day.”</text:p>
      <text:p text:style-name="Text_20_body">Zinkerton gleefully said, “You see? Now you have a good, solid excuse not to file your taxes.”</text:p>
      <text:p text:style-name="Text_20_body">“I have to use the bathroom.”</text:p>
      <text:p text:style-name="Text_20_body"><text:span text:style-name="T3">“Do you truly </text:span><text:span text:style-name="T5">want</text:span><text:span text:style-name="T3"> to use the bathroom, or is it a task you'd rather put off?”</text:span></text:p>
      <text:p text:style-name="Text_20_body"><text:span text:style-name="T3">“I want, </text:span><text:span text:style-name="T5">I want</text:span><text:span text:style-name="T3">!”</text:span></text:p>
      <text:p text:style-name="Text_20_body">“Very well.” Professor Zinkerton sighed and reluctantly pressed the off button on the machine.</text:p>
      <text:p text:style-name="Text_20_body"><text:span text:style-name="T3">After Nathan had returned from </text:span><text:soft-page-break/><text:span text:style-name="T3">the bathroom, Professor Zinkerton explained more of the machine's features. “As you are already astutely aware, this machine can create problems for anybody, not just the owner. It therefore can act as a </text:span><text:span text:style-name="T5">revenge</text:span><text:span text:style-name="T3"> machine. I'm considering marketing a copy of the Problematic and calling its duplicate the Revenge-O-matic 6000.”</text:span></text:p>
      <text:p text:style-name="Text_20_body">“What an original name.” Nathan acknowledged sarcastically. “I'm astonished at your creativity.”</text:p>
      <text:p text:style-name="Text_20_body">“My mother always said I was gifted.” Zinkerton turned his head toward an adjoining room and yelled, “Mom, am I not gifted beyond your wildest dreams?”</text:p>
      <text:p text:style-name="Text_20_body">A woman's voice answered back, “Yes. You're my special little boy!”</text:p>
      <text:p text:style-name="Text_20_body">“I thought your mom was going to move out.”</text:p>
      <text:p text:style-name="Text_20_body">“I'm her only child. She says she prefers to keep me near to her heart.”</text:p>
      <text:p text:style-name="Text_20_body">“I don't think it's healthy.”</text:p>
      <text:p text:style-name="Text_20_body">“Hmmm... my sister said the same thing once.”</text:p>
      <text:p text:style-name="Text_20_body"><text:soft-page-break/>“You just said that you were an only child.”</text:p>
      <text:p text:style-name="Text_20_body">“I'm my mother's favorite.”</text:p>
      <text:p text:style-name="Text_20_body">“That's not the same thing.”</text:p>
      <text:p text:style-name="Text_20_body">“It doesn't really matter. Now pay close attention as I teach you how this machine works. You may one day be as brilliant as I.”</text:p>
      <text:p text:style-name="Text_20_body">Nathan considered his options carefully, and began to relish the idea that some day, or in an hour, he might use the Problematic 6000 against Professor Zinkerton. He smiled at the Professor, and appeared to be much more interested in the machine. “So how does it work?”</text:p>
      <text:p text:style-name="Text_20_body">“It connects to a person's brain by using dust particles in the air as a conductor. Then using a power source I obtained through illegal means, an electromagnetic field is generated through an integrated circuit I invented--I created the schematic based on a dream I had one night after I had passed out from drinking.”</text:p>
      <text:p text:style-name="Text_20_body">“The chip decides on the best solution, then makes it a reality. It can get tricky though, because the chip that determines the method of delivery is one-of-a-kind. If it fails before I manufacture another, we are all doomed.”</text:p>
      <text:p text:style-name="Text_20_body">“Doomed?”</text:p>
      <text:p text:style-name="Text_20_body">“Yes... doomed.”</text:p>
      <text:p text:style-name="Text_20_body"><text:soft-page-break/><text:span text:style-name="T3">“What do you mean </text:span><text:span text:style-name="T5">doomed</text:span><text:span text:style-name="T3">?”</text:span></text:p>
      <text:p text:style-name="Text_20_body">“I often believe it is preferable not to worry about your final fate until the time comes.”</text:p>
      <text:p text:style-name="Text_20_body"><text:span text:style-name="T3">“What does </text:span><text:span text:style-name="T5">that</text:span><text:span text:style-name="T3"> mean?”</text:span></text:p>
      <text:p text:style-name="Text_20_body">“Doom is doom. How much more clear can I make it?”</text:p>
      <text:p text:style-name="Text_20_body">“Do you mean the complete annihilation of the universe?”</text:p>
      <text:p text:style-name="Text_20_body">“No... only the left side.”</text:p>
      <text:p text:style-name="Text_20_body"><text:span text:style-name="T3">“</text:span><text:span text:style-name="T5">The left side</text:span><text:span text:style-name="T3">?”</text:span></text:p>
      <text:p text:style-name="Text_20_body">Professor Zinkerton's cheeks turned red. “This line of questioning makes me uncomfortable. Shall I continue teaching you about this machine?”</text:p>
      <text:p text:style-name="Text_20_body">“No.” Nathan insisted, “I think first you should manufacture a backup chip to prevent our complete and utter destruction. Protecting the the left side of the universe recently jumped to the top of my priority list. Are we, by any chance, in the left side, or are we in the right side?”</text:p>
      <text:p text:style-name="Text_20_body">“By chance, yes, we occupy that certain space to which you are addressing a concern regarding your ultimate fate.”</text:p>
      <text:p text:style-name="Text_20_body">Nathan sighed, then suggested, “How <text:soft-page-break/>about if I help you make that backup chip now?”</text:p>
      <text:p text:style-name="Text_20_body"><text:span text:style-name="T3">“The materials are on back-order. They'll arrive... hopefully </text:span><text:span text:style-name="T5">before</text:span><text:span text:style-name="T3"> we meet our doom.” Professor Zinkerton laughed heartily, feeling brilliant, and very amused at his own joke.</text:span></text:p>
      <text:p text:style-name="Text_20_body">Nathan sighed again. “Okay, Professor. Teach me of your wonderful machine.”</text:p>
      <text:p text:style-name="Text_20_body">“This button sets the target individual. Normally you'd keep it on yourself, especially if you need an excuse quickly. For example, if you were having an argument with someone, if you were pulled over for speeding--”</text:p>
      <text:p text:style-name="Text_20_body">“I get the idea.”</text:p>
      <text:p text:style-name="Text_20_body">“This is the setting I used...” He reversed the polarity of an important-looking switch. “Now, it can be directed toward someone else. Hence my idea of the highly marketable Revenge-O-matic 6000. You will finally get a pay-raise after the profits are well-reaped.”</text:p>
      <text:p text:style-name="Text_20_body">“How much of a pay-raise?”</text:p>
      <text:p text:style-name="Text_20_body">“There will be more on that subject later. First, let me tell you about my new invention.”</text:p>
      <text:p text:style-name="Text_20_body">“I thought that's what we were doing.”</text:p>
      <text:p text:style-name="Text_20_body">“The Blameter 6000 is an accessory, sold <text:soft-page-break/>separately, and in effect, priced separately.”</text:p>
      <text:p text:style-name="Text_20_body">“Okay, I'll bite. What does the Blameter do?”</text:p>
      <text:p text:style-name="Text_20_body">“It allows the user, or customer, to blame his or her problems on someone else.”</text:p>
      <text:p text:style-name="Text_20_body">“Is there a demand for that?”</text:p>
      <text:p text:style-name="Text_20_body">“Demand will be created after Revenge-O-matics are in wide-spread use. The Blameter is a simple Revenge-O-matic detector. For example, if a friend, work colleague, or someone you love is accusing you of creating your own problems, the Blameter can be used to detect the nearest Revenge-O-matic that is being used against you. Once detected, you would simply show the Blameter LCD display to your accuser, thereby proving that someone else is responsible for your problems. If no Revenge-O-matic is detected, there's a small button underneath that when surreptitiously pressed, will trigger a false positive. In effect, you will be able to blame someone else for your problems, regardless of the truth.”</text:p>
      <text:p text:style-name="Text_20_body">The Professor resumed speaking, but Nathan stopped listening, and had no feelings of guilt while completely ignoring Zinkerton. Nathan didn't want to distract him from his soliloquy.</text:p>
      <text:p text:style-name="Text_20_body"><text:soft-page-break/>He looked closely at an intriguing-looking control button. Underneath it was marked with fine print, very difficult to read, but Nathan, after a few seconds, managed to decipher it. The thought of using it made his nose twitch with delight and curious anticipation.</text:p>
      <text:p text:style-name="Text_20_body"><text:span text:style-name="T3">With the Professor's attention diverted by what the Professor was saying to himself, Nathan quietly and quickly pressed the button marked </text:span><text:span text:style-name="T5">erase from existence</text:span><text:span text:style-name="T3">.</text:span></text:p>
      <text:p text:style-name="Text_20_body">“So Professor, what would happen if I pressed the execute button.”</text:p>
      <text:p text:style-name="Text_20_body">The Professor stopped talking to himself, and replied to Nathan. “Nothing. The machine is still powered off.” Zinkerton turned the machine back on.</text:p>
      <text:p text:style-name="Text_20_body">Nathan asked, “Now what would happen if I pressed the execute button?”</text:p>
      <text:p text:style-name="Text_20_body">“Since I'm the person standing closest to you, my brain would be slightly disrupted and my fine motor control would lose its establishment.”</text:p>
      <text:p text:style-name="Text_20_body"><text:span text:style-name="T3">Zinkerton turned that feature off because he feared it. He turned on the feature marked </text:span><text:span text:style-name="T5">a rabid dog ate my homework, really it did</text:span><text:span text:style-name="T3">.</text:span></text:p>
      <text:p text:style-name="Text_20_body"><text:soft-page-break/>“Now it's safe. The only problem that will develop for me is that a rabid dog will eat my homework, of which I don't have any.”</text:p>
      <text:p text:style-name="Text_20_body">Nathan smiled evilly at the Professor. “Zinkerton, you owe me a new computer, a new car, and possibly surgery to repair any unforeseen problems with my brain due to having its cells and fine motor control disrupted.”</text:p>
      <text:p text:style-name="Text_20_body">“With the money we make from this machine... I mean the two machines, I'll be able to compensate you to the best of my satisfaction.”</text:p>
      <text:p text:style-name="Text_20_body">“What's that mean?”</text:p>
      <text:p text:style-name="Text_20_body">Professor Zinkerton waved his hand in front of Nathan's face as he said, “You serve me well, and you'll be rewarded.”</text:p>
      <text:p text:style-name="Text_20_body">“Jedi mind tricks only work in the movies. Could you be more definite, Professor?”</text:p>
      <text:p text:style-name="Text_20_body">“I am your father.”</text:p>
      <text:p text:style-name="Text_20_body">“No, you're not. Do you plan on reimbursing me for the damage to my computer, my car, and my brain.”</text:p>
      <text:p text:style-name="Text_20_body"><text:span text:style-name="T9">“Why do you care so much about your brain? You should try meditation. Try letting go of attachment and accepting what is </text:span><text:span text:style-name="Emphasis"><text:span text:style-name="T9">now</text:span></text:span><text:span text:style-name="T9">.”</text:span></text:p>
      <text:p text:style-name="Text_20_body">“Okay, Professor. That sounds fair. But be<text:soft-page-break/>fore I accept the now, I have a button to press.”</text:p>
      <text:p text:style-name="Text_20_body">He pressed the execute button. Nothing happened. Nathan frowned, then double-checked the fine print underneath the control button he'd set. “Erase from existence – twenty second delay.” Nathan waved goodbye. The Professor, who quickly figured out Nathan's diabolical plan, decided to smash the one-of-a-kind chip in the hopes of saving himself from being erased from existence. That last act doomed them both, leaving many alien races to wonder what had happened to the left side of the universe.</text:p>
      <text:h text:style-name="P57" text:outline-level="1"><text:bookmark-start text:name="__RefHeading___Toc2398_2856428111"/>The Pebble<text:bookmark-end text:name="__RefHeading___Toc2398_2856428111"/></text:h>
      <text:p text:style-name="P24"/>
      <text:p text:style-name="P24">The sky is crystal-blue. It invites hundreds of puffy white clouds to join it. An ocean, vast and silent, rests below.</text:p>
      <text:p text:style-name="P24">One of the clouds suddenly shudders, and from it a pebble slowly emerges. It's no bigger than the head of a minnow. It's round, dark-gray, smooth, but has a few parts on it that are flat.</text:p>
      <text:p text:style-name="P24">Looking up several miles into the sky, the pebble can be seen leaving the cloud, falling toward the ocean.</text:p>
      <text:p text:style-name="P24">A soft wind carries it sideways a short distance, but then abandons it.</text:p>
      <text:p text:style-name="P24">The pebble touches the top of the ocean, and a few ripples fluidly appear before the pebble vanishes beneath the surface.</text:p>
      <text:p text:style-name="P24">Under the surface, the pebble reappears, still falling, but slowed down as the water cushions it and allows it to pass. The pebble falls slowly several feet and then is taken gently by a current. The pebble offers no resistance and enjoys the underwater dance.</text:p>
      <text:p text:style-name="P24">The pebble now sinks diagonally as the current tries to keep hold. After several hours, it <text:soft-page-break/>falls out of the currents touch, and begins its long descent to the ocean floor.</text:p>
      <text:p text:style-name="P24">Later, now only a few feet above the floor the pebble can be seen, ready to rest upon the the sand, in an underground garden filled with waving plants. They greet the pebble as it approaches. Finally it settles onto the bed of sand, causing several grains to rise up, float and swirl around the pebble.</text:p>
      <text:p text:style-name="P24">Five grains of sand settle on the pebble, the remaining grains float down and rest near the flowers in the garden.</text:p>
      <text:p text:style-name="P42"/>
      <text:h text:style-name="P58" text:outline-level="1"><text:bookmark-start text:name="__RefHeading___Toc1083_3424433527"/>The Camel in the Desert<text:bookmark-end text:name="__RefHeading___Toc1083_3424433527"/></text:h>
      <text:p text:style-name="P24"/>
      <text:p text:style-name="P32"><text:tab/>Once upon a time, on a world far from our own, in a desert that spanned thousands of kilometers, a camel walked near a narrow stream of water. The camel lowered his head to drink. By the time his mouth was near the ground, however, all the water had evaporated. He began walking again to find more. He'd hoped to find a lake, but even a small river would make him happy.</text:p>
      <text:p text:style-name="P7"><text:span text:style-name="T3"><text:tab/>Being thirsty made him sad, but he was also sad because he was the only camel remaining. All his other camel friends had died. One had even committed suicide. He'd only </text:span><text:soft-page-break/><text:span text:style-name="T3">been able to say goodbye to one of them; the others had gone up to Heaven much too suddenly.</text:span></text:p>
      <text:p text:style-name="P32"><text:tab/>He walked along further, and in the distance saw a lizard. The lizard wasn't moving, and the camel approached the lizard easily. “Mr. Lizard, why aren't you moving?”</text:p>
      <text:p text:style-name="P32"><text:tab/>The lizard replied, “Oh, Mr. Camel, I'm so thirsty I can't even move my legs. I'm conserving my energy until it rains.”</text:p>
      <text:p text:style-name="P7"><text:span text:style-name="T3"><text:tab/>The camel said, “But Mr. Lizard, that may not be for months. You may die before it rains. Let me help. I have water stored in my hump and will give you some.” The camel spit on the lizard, and onto the ground in front of the lizard. </text:span><text:soft-page-break/><text:span text:style-name="T3">He drank some and felt much better.</text:span></text:p>
      <text:p text:style-name="P32"><text:tab/>“Now climb onto my back and you can rest until I find a small river, or hopefully a large lake.”</text:p>
      <text:p text:style-name="P32"><text:tab/>“Thank you, thank you, Mr. Camel!” The lizard slowly crawled onto the camel's foot, up its leg, around his stomach until he was resting comfortably upon the camel's back.</text:p>
      <text:p text:style-name="P7"><text:span text:style-name="T3"><text:tab/>The two walked for many kilometers until they spotted a bird. The bird was very thirsty. After exchanging routine social pleasantries, the camel gave the bird some water, just as he had done for the lizard. He then invited the bird to perch on his tail while he continued his search </text:span><text:soft-page-break/><text:span text:style-name="T3">for water.</text:span></text:p>
      <text:p text:style-name="P32"><text:tab/>Finally, they saw a small patch of grass, and beyond the grass, some green bushes. Beyond the bushes was a large lake. The three—who after going through such a life-threatening ordeal—were now good friends. They each drank from the lake, and ate some berries from the bush. They found the materials needed to build a rudimentary shelter.</text:p>
      <text:p text:style-name="P7"><text:span text:style-name="T3"><text:tab/>It rained later that evening, and they knew they'd chosen a fine spot in which to stay. Soon, other creatures wandering through the desert found their little settlement. They expanded it over time, and after a few years it </text:span><text:soft-page-break/><text:span text:style-name="T3">became a well-populated city. None of its citizens ever died of thirst because rain came regularly. It became a tourist attraction to some space-faring camels that landed there by accident when their spaceship ran out of ion particles, a rare fuel, which could be engineered using water and leaves from berry-bushes.</text:span></text:p>
      <text:h text:style-name="P57" text:outline-level="1"><text:bookmark-start text:name="__RefHeading___Toc1085_3424433527"/>The Magic Brain<text:bookmark-end text:name="__RefHeading___Toc1085_3424433527"/></text:h>
      <text:p text:style-name="P24"/>
      <text:p text:style-name="P6"><text:span text:style-name="T3"><text:tab/>Once upon a time, in a universe far from our own, people who weren't familiar with dragons, princesses, fairies, and evil stepmothers roamed the planet </text:span><text:span text:style-name="T5">Aurelius</text:span><text:span text:style-name="T3">. The citizens of Aurelius never encountered cosmic beings who granted wishes, children were never relentlessly pursued by hunters dispatched by evil stepmothers, and all princesses had haircuts of a practical and appropriate length.</text:span></text:p>
      <text:p text:style-name="P6"><text:span text:style-name="T3"><text:tab/>On a bright, comfortably warm day, an Aurelian known as Ralph sat near a mountain </text:span><text:soft-page-break/><text:span text:style-name="T3">watching an extremely large rock. The rock was motionless upon the ground. Ralph, however, had been watching it for nearly two hours. This activity may seem quite boring to most, but Ralph had a fluffy and glittery imagination. What he saw on the rock looked to him just as what the people of Earth would see on a movie screen. He was imagining an adventure unfolding, and seeing many action scenes and characters interacting with one another.</text:span></text:p>
      <text:p text:style-name="P6"><text:span text:style-name="T3"><text:tab/>Suddenly a fairy appeared from a gentle wind blowing nearby. Most would think it impossible, but she wasn't merely </text:span><text:soft-page-break/><text:span text:style-name="T3">an </text:span><text:span text:style-name="T5">imaginary</text:span><text:span text:style-name="T3"> fairy. She wasn't a fairy one might read about in false stories--she was a </text:span><text:span text:style-name="T5">real</text:span><text:span text:style-name="T3"> fairy, with wings on her back and wearing a smart, well-woven, ankle-length dress wrapped around her pleasantly plump figure.</text:span></text:p>
      <text:p text:style-name="P6"><text:span text:style-name="T3"><text:tab/>Ralph had never before seen a fairy, not even in his imagination. And to Ralph's good fortune, she was a </text:span><text:span text:style-name="T5">good</text:span><text:span text:style-name="T3"> fairy.</text:span></text:p>
      <text:p text:style-name="P31"><text:tab/>“Hello," he said pleasantly. “My name is Ralph.”</text:p>
      <text:p text:style-name="P31"><text:tab/>“Greetings. My name is Genderina. I am a good fairy. Consider yourself fortunate.”</text:p>
      <text:p text:style-name="P31"><text:tab/>“Okay. Would you like to sit <text:soft-page-break/>and watch this interesting rock with me?”</text:p>
      <text:p text:style-name="P31"><text:tab/>“No, thank you. But I would like to grant you two wishes.”</text:p>
      <text:p text:style-name="P31"><text:tab/>“That would be nice,” Ralph acknowledged. "Which wishes would you like to grant me?”</text:p>
      <text:p text:style-name="P31"><text:tab/>Laughing, Genderina replied, “I see you're not quite in tune with how this works. Whatever you would like, no matter how impossible or improbable, I will give to you.”</text:p>
      <text:p text:style-name="P6"><text:span text:style-name="T3"><text:tab/>“Okay. I've never wished for anything before. But I would like to wish for a magic brain. I would like a brain that never makes a mistake.”</text:span></text:p>
      <text:p text:style-name="P31"><text:soft-page-break/><text:tab/>“Your wish is granted,” Genderina said, as she dramatically waved her magic wand. In that instant, all colors of a rainbow began rushing out of Ralph's ears, nose, and mouth. Anything that could cause his brain to make a mistake was leaving his body as a flood of sparkling energy.</text:p>
      <text:p text:style-name="P32"><text:tab/>Ralph noticed the difference immediately. His thoughts were completely changed. He thanked Genderina and asked, “How may I contact you when I would like to fill my other wish?”</text:p>
      <text:p text:style-name="P31"><text:tab/>“Simply call out my name three times and winds will carry your voice to me.” She <text:soft-page-break/>then leapt upon a passing breeze and disappeared.</text:p>
      <text:p text:style-name="P31"><text:tab/>Ralph sat down to continue watching the extremely interesting large rock. But all he saw was a sandy brown rock. Its surface was smooth, but also contained some sharp edges. He decided the rock had no special features anymore, stood up, and departed for home.</text:p>
      <text:p text:style-name="P31"><text:tab/>When he arrived home, his wife and two children greeted him with happiness in their eyes and smiles on their faces.</text:p>
      <text:p text:style-name="P31"><text:tab/>“Hello, Cutesy. Hello, children.”</text:p>
      <text:p text:style-name="P31"><text:tab/>“Good evening, Father,” the <text:soft-page-break/>children replied.</text:p>
      <text:p text:style-name="P31"><text:tab/>“Welcome home, Ralph.” his wife said, giving him a kiss on the cheek.</text:p>
      <text:p text:style-name="P31"><text:tab/>“Why kiss me on the cheek? You've kissed me there many times already.”</text:p>
      <text:p text:style-name="P31"><text:tab/>His wife, surprised and puzzled, replied, “I just felt like kissing you.”</text:p>
      <text:p text:style-name="P31"><text:tab/>He agreed it was okay for her to kiss him if she felt like it, and kissed her back.</text:p>
      <text:p text:style-name="P6"><text:span text:style-name="T3"><text:tab/>They all sat down to eat. While they were waiting for the food to be served, the children begged, “Please tell us a story, Father!”</text:span></text:p>
      <text:p text:style-name="P31"><text:soft-page-break/><text:tab/>“All right. Give me a second to think of one.”</text:p>
      <text:p text:style-name="P31"><text:tab/>He tried to remember a story he heard once, but failed. He then attempted to invent one, but he was unable to do that as well.</text:p>
      <text:p text:style-name="P31"><text:tab/>Cutesy asked, “What's wrong, Ralph? You seem different somehow. And you always can think of stories to tell. Did something bad happen to you today?”</text:p>
      <text:p text:style-name="P6"><text:span text:style-name="T3"><text:tab/>“Oh, no!” Ralph replied. "On the contrary; I was sitting watching my favorite rock and was approached by a good fairy named Genderina. She told me I could have two wishes. Anything I wanted. <text:tab/>So I wished for a </text:span><text:soft-page-break/><text:span text:style-name="T3">magic brain; and so she granted me my wish to have a brain that made no mistakes.”</text:span></text:p>
      <text:p text:style-name="P31"><text:tab/>The children laughed, “Father, that is a good story!”</text:p>
      <text:p text:style-name="P31"><text:tab/>Cutesy, however, was not amused. “Ralph, this sounds impossible, but the way you're acting I can't help but think you're telling me something true.”</text:p>
      <text:p text:style-name="P31"><text:tab/>“Yes, it is true.”</text:p>
      <text:p text:style-name="P31"><text:tab/>“Ralph, tell me a joke,” his wife commanded sternly.</text:p>
      <text:p text:style-name="P6"><text:span text:style-name="T3"><text:tab/>Ralph attempted to think of a joke but try as hard as he might, he was unable to think of one. He was confused, “I </text:span><text:soft-page-break/><text:span text:style-name="T3">don't understand. My brain should be working better than before. It can't make mistakes. Perhaps Genderina was really an </text:span><text:span text:style-name="T5">evil</text:span><text:span text:style-name="T3"> fairy and lied to me.”</text:span></text:p>
      <text:p text:style-name="P31"><text:tab/>Cutesy cried, “Ralph, you got your wish. Don't you understand? Your brain can't make up a story or make a joke because jokes and stories are mistakes. They aren't based on cold logic and facts. Your imagination is gone! Oh no, what shall we do now? The Ralph I knew is gone.” And her tears fell like streams upon her face.</text:p>
      <text:p text:style-name="P31"><text:tab/>Ralph wiped away her tears with a clean napkin from the table. “You are right of <text:soft-page-break/>course, dear, but don't worry—I still have one wish left. Genderina, Genderina, Genderina!” And with his words came the wind; whispering at first, then howling through the house. And Ralph knew it was a magical wind because it disturbed nothing and nothing was blown over. A very friendly wind it was.</text:p>
      <text:p text:style-name="P6"><text:span text:style-name="T3"><text:tab/>Genderina appeared and said, “Ralph, have you decided on a second wish?” The children stared in amazement. Neither of them had ever before seen a fairy. But Cutesy stared with anger at this magical fairy who stole her husband's brain.</text:span></text:p>
      <text:p text:style-name="P31"><text:tab/>“Yes, Genderina. I've de<text:soft-page-break/>cided my brain was better before I made the first wish. Please, I wish my brain worked as it did before I met you.”</text:p>
      <text:p text:style-name="P31">Genderina understood and granted his wish. Colors flew in from outside, through the windows and fell back into Ralph's nose, ears and mouth.</text:p>
      <text:p text:style-name="P31"><text:tab/>Immediately afterward, Cutesy could tell that Ralph was again himself. She forgave Genderina and invited her to dine with them. And they all lived incorrectly ever after.</text:p>
      <text:h text:style-name="P57" text:outline-level="1"><text:bookmark-start text:name="__RefHeading___Toc1087_3424433527"/>The Prisoner<text:bookmark-end text:name="__RefHeading___Toc1087_3424433527"/></text:h>
      <text:p text:style-name="P24"/>
      <text:p text:style-name="P35"><text:tab/>Look into the sky and you may see the Moon. If you look past it you'll see a bright star. Look past that star and open up your imagination. You'll see a solar system. Within that solar system you'll see a moon. Stand upon that moon and you'll see a small world. </text:p>
      <text:p text:style-name="P35"><text:s/><text:tab/>There is a prison on that world, positioned miles underground where it's so dark even light is unable to travel. Living inside are people who have committed horrible crimes against their neighbors. The prisoners are locked into small cages surrounded by gray stone blocks cemented together.</text:p>
      <text:p text:style-name="P35"><text:soft-page-break/><text:tab/>One morning, a long time ago, a prisoner was eating breakfast. On the wall in front of him appeared a small pinpoint of light. It momentarily hurt his eyes, but the pain quickly subsided. Several seconds later the light grew bigger until its size matched a gray stone block.</text:p>
      <text:p text:style-name="P35"><text:tab/>The prisoner was frightened but because he was so very bored much of the time, decided to keep watching the light to see what it would do next. The stone behind the light slid slowly out of the wall. It fell to the ground. It began to grow small arms and legs and a head. A small mouth formed on the head.</text:p>
      <text:p text:style-name="P35"><text:soft-page-break/><text:tab/>The mouth spoke, “Greetings, Inmate!”</text:p>
      <text:p text:style-name="P35"><text:tab/>“Uh... hello. What... who are you?”</text:p>
      <text:p text:style-name="P35"><text:tab/>“I'm a stone fairy.”</text:p>
      <text:p text:style-name="P35"><text:tab/>“Uh huh... okay. Are you a good stone fairy or an evil stone fairy?”</text:p>
      <text:p text:style-name="P35"><text:tab/>“That depends on you. I'm here to grant you one wish.”</text:p>
      <text:p text:style-name="P35"><text:tab/>For the prisoner, deciding on a wish was quite easy.</text:p>
      <text:p text:style-name="P35"><text:tab/>“I wish I were free from this prison.”</text:p>
      <text:p text:style-name="P7"><text:span text:style-name="T4"><text:tab/>The stone fairy took a great breath and blew out small pebbles and dust, which filled the prison </text:span><text:soft-page-break/><text:span text:style-name="T4">cell, swirled around the prisoner, and he disappeared.</text:span></text:p>
      <text:p text:style-name="P35"><text:tab/>The prisoner was now upon the surface, where light could move about freely and the air was fresh and there was much space on all sides of him. He was very happy that he was free, and he jumped into a nearby lake and swam about joyfully. It wasn't until after he got out of the water when he noticed something very strange. He was fourteen years younger.</text:p>
      <text:p text:style-name="P7"><text:span text:style-name="T4"><text:tab/></text:span><text:bookmark text:name="__DdeLink__51_1197986993"/><text:span text:style-name="T4">The stone fairy suddenly reappeared.</text:span></text:p>
      <text:p text:style-name="P7"><text:span text:style-name="T4"><text:tab/>“Good stone fairy, I made </text:span><text:span text:style-name="T7">one</text:span><text:span text:style-name="T4"> wish, yet you have granted me </text:span><text:span text:style-name="T7">two</text:span><text:span text:style-name="T4">!”</text:span></text:p>
      <text:p text:style-name="P7"><text:span text:style-name="T4"><text:tab/>“No, prisoner. I have only </text:span><text:soft-page-break/><text:span text:style-name="T4">granted one wish. Because breaking you out of prison would have been illegal, I have sent you back into the past, to the point in time before you committed your acts of discourtesy and aggression against your neighbors.”</text:span></text:p>
      <text:p text:style-name="P35"><text:tab/>“Thank you, good fairy!” Then the fairy disappeared.</text:p>
      <text:p text:style-name="P7"><text:span text:style-name="T4"><text:tab/>The prisoner started walking toward what used to be his home. When he was only a few blocks away, he had a choice to commit a crime, one which would give him great pleasure. Unfortunately, he proceeded to make the choice to commit an act of thievery. Along with the pleasure he experienced, he also had a sense of familiarity, </text:span><text:soft-page-break/><text:span text:style-name="T4">and remembered this was the first crime he ever committed. </text:span></text:p>
      <text:p text:style-name="P35"><text:tab/>He was instantly within a darkness through which even light could not travel. He walked into a wall. He touched it with his left hand and felt a cold brick. He realized he was back in his prison. He cursed the stone fairy, and promised himself to never again speak with an evil fairy.</text:p>
      <table:table table:name="Table2" table:style-name="Table2">
        <table:table-column table:style-name="Table2.A"/>
        <table:table-row table:style-name="TableLine94819942417600">
          <table:table-cell table:style-name="Table2.A1" office:value-type="string">
            <text:p text:style-name="P47">“We (the nonreligious, atheists, Humanists, etc.) believe that God is the most important,<text:line-break/>influential literary character human beings have ever created.”</text:p>
            <text:p text:style-name="Preformatted_20_Text"/>
            <text:p text:style-name="P50">-Greg Epstein</text:p>
            <text:p text:style-name="P61"/>
            <text:p text:style-name="CSP_20_-_20_Front_20_Matter_20_Body_20_Text"/>
            <text:p text:style-name="CSP_20_-_20_Front_20_Matter_20_Body_20_Text"/>
            <text:p text:style-name="CSP_20_-_20_Front_20_Matter_20_Body_20_Text">"<text:span text:style-name="T62">[...]W</text:span>hen we were in Amsterdam doing Bed Peace, halfway through the week we sort of realized a tag to put on what we're doing which makes it easier for us and you to recognize what we're doing, by calling it Bagism. That means, if we have something to say or anybody has something to say, they can communicate from one room to another, and not confuse you with what color your skin is, or how long your hair’s grown, or how many pimples you’ve got."</text:p>
            <text:p text:style-name="CSP_20_-_20_Front_20_Matter_20_Body_20_Text"/>
            <text:p text:style-name="P48">-John Lennon</text:p>
            <text:p text:style-name="P65"/>
          </table:table-cell>
        </table:table-row>
      </table:table>
      <text:p text:style-name="P35"/>
      <text:h text:style-name="P57" text:outline-level="1"><text:bookmark-start text:name="__RefHeading___Toc1089_3424433527"/>The Blind Man and His Neighbors<text:bookmark-end text:name="__RefHeading___Toc1089_3424433527"/></text:h>
      <text:p text:style-name="P24"/>
      <text:p text:style-name="Text_20_body">A kind, gentle man and his family once lived in a large forest. His family and friends all loved him, and agreed he loved God and wanted always to do the right thing. He was even good to the animals who lived nearby. He was poor but had enough money to make sure his family remained fed and healthy. Despite his lack of wealth, he kept a positive attitude and his face nearly always held a friendly smile.</text:p>
      <text:p text:style-name="Text_20_body">There were citizens in a neighboring town, however, for whom the man held no good feelings. They had a bad reputation and dressed strangely, and spoke oddly. Outwardly he wasn't mean or disrespectful to them; but he avoided and ignored them, and tried pretending they didn't exist.</text:p>
      <text:p text:style-name="Text_20_body">One day the man was in the forest chopping wood to heat his home, and provide his good wife with fuel for cooking. As he chopped, small wood chips suddenly flew into his eyes. They penetrated deeply and swiftly. He screamed with agony. His wife came running. Upon seeing the pain on her husband's face and that he was using his hands to cover his eyes, she realized immediately what had hap<text:soft-page-break/>pened. She quickly grabbed him and entered their vehicle, and drove him to a nearby hospital. When they arrived he was soon taken to an emergency room, diagnosed, and operated on. Finally the man's eyes were bandaged. He was then wheeled to a recovery room and tucked into a nice, comfortable bed.<draw:frame draw:style-name="fr1" draw:name="Picture" text:anchor-type="as-char" svg:width="0.0161in" svg:height="0.0161in" draw:z-index="0"><draw:image xlink:href="http://mentaldimensions.wordpress.com/wp-includes/js/tinymce/plugins/wordpress/img/trans.gif" xlink:type="simple" xlink:show="embed" xlink:actuate="onLoad"/><svg:desc>A description...</svg:desc></draw:frame></text:p>
      <text:p text:style-name="Text_20_body">He had no extra money with which to pay for his treatment. Because he was a poor man with a family to support, the hospital staff told him that after he was well-recovered he could settle his bill by performing volunteer work. He thanked them, and thought, “The people here are good souls. They must have great love for God, and will earn a place in Heaven.”</text:p>
      <text:p text:style-name="P68">By how they spoke and acted, he knew they were the people with whom he was familiar. <text:span text:style-name="T59">H</text:span>e was positive their skin was the same color as his own, <text:span text:style-name="T59">that</text:span> their eyes were the same shape as his, <text:span text:style-name="T59">and that they were of a proper height.</text:span></text:p>
      <text:p text:style-name="Text_20_body">A doctor came into the room where the man was recovering. He said, “Your eyes had quite a shock but they'll be fine. In time, you'll see just as well as before--maybe even better.”</text:p>
      <text:p text:style-name="Text_20_body">“That's great news, Doctor. You've done such a good job, and seem very competent and well-educated. You are certainly one of God's <text:soft-page-break/>creatures.”</text:p>
      <text:p text:style-name="Text_20_body">“Thank you, sir,” the doctor pleasantly acknowledged.</text:p>
      <text:p text:style-name="Text_20_body">“And the nurses here are very good, too. They seem well-trained and able to communicate with the patients quite well. They're very compassionate and understanding. They must have been raised in good and decent families.”</text:p>
      <text:p text:style-name="Text_20_body">The doctor smiled and said, “I'll pass along your high praises to them. I have to visit some other patients now. Rest easy and may God bless you and your family.”</text:p>
      <text:p text:style-name="Text_20_body">“And you as well, Doctor.”</text:p>
      <text:p text:style-name="Text_20_body">The doctor left, and the man's family entered. They were overjoyed to hear that his sight would return. They visited everyday and brought fresh food from their garden to give to the hospital staff.</text:p>
      <text:p text:style-name="Text_20_body">Several months passed and finally the man's bandages could be removed. The doctor was in the room and also a nurse, ready to assist. Another person was cleaning the room, making sure that patients didn't get infections and always had clean sheets and a clean bathroom to use. The family was waiting outside.</text:p>
      <text:p text:style-name="Text_20_body">The doctor slowly and carefully removed the bandages. The man blinked several times <text:soft-page-break/>so his eyes could get adjusted to the light. Finally he was able to see the doctor, the nurse, and the person cleaning the room. The man was absolutely astonished at what he saw! The doctor's skin color was different than his own! The shape of the nurse's eyes was not the same as his own! The height of the person cleaning the room differed by several inches!</text:p>
      <text:p text:style-name="Text_20_body">The man quickly realized that his wife--in her panic--had taken him to the hospital in the strange town because it was the closest. He was grateful, and now knew he'd been using his eyes, not his heart, to judge people. As the doctor had predicted, his sight was better than before the accident. The man thanked God for the opportunity to learn an invaluable lesson about his neighbors on the Earth. From then on, he opened his heart and closed his eyes to see people for whom they truly were.</text:p>
      <text:h text:style-name="P57" text:outline-level="1"><text:bookmark-start text:name="__RefHeading___Toc1711_1886852073"/>Glass Prison<text:bookmark-end text:name="__RefHeading___Toc1711_1886852073"/></text:h>
      <text:p text:style-name="P41"/>
      <text:p text:style-name="P24">Her name was Sara. She had fine, dark red hair that flowed slightly past her shoulders. Her face was blessed by Aphrodite with with smooth skin and a clear complexion. One look into her eyes could heal all wounds. Her smile could make someone feel like a wave of positive energy had washed over him.</text:p>
      <text:p text:style-name="P24">Behind that bright smile was something darker. She was sad. At work, she spoke softly and moved slowly, though it was clear she cared about her customers and wanted to do the best she could. It was obvious that Sara was meant for greater things than working at the Slide-away fast food restaurant.</text:p>
      <text:p text:style-name="P24">While waiting for his sandwich, he grabbed an orange juice. After he went to the cash register and paid, he went back to where she was standing and handed it to her. He said, “You seem like you could use a pick-me-up.” She was surprised and almost forgot to thank him. He went to eat his sandwich, left, and never saw her again. A glass wall was between them. He could see Sara's smile and look into her eyes; he could hear her soft voice and receive <text:soft-page-break/>her positive energy; but he could never call her on the telephone, hold her hand, or brush his fingers across her cheek. He could never give his love to her, nor receive love from her. Though they were free to move around and live their lives, the glass separating them was a prison forever keeping them apart. Only light, energy, beauty, and a bottle of orange juice could pass through the glass.</text:p>
      <text:h text:style-name="P57" text:outline-level="1"><text:bookmark-start text:name="__RefHeading___Toc2588_2856428111"/>A Shared Ending<text:bookmark-end text:name="__RefHeading___Toc2588_2856428111"/></text:h>
      <text:p text:style-name="P8"/>
      <text:p text:style-name="P24">William lived in a small town a few miles from the city. In his youth, he had been an amateur boxer, but after two years, he joined the United States Navy, deciding it could offer better long-term benefits. When William had been in the Navy for about two years, a shipmate introduced him to a woman named Dorothy<text:span text:style-name="T20">, who was a singer </text:span><text:span text:style-name="T21">touring with</text:span><text:span text:style-name="T20"> the USO.</text:span></text:p>
      <text:p text:style-name="P26"><text:span text:style-name="T24">W</text:span><text:span text:style-name="T23">hile in the service</text:span>,<text:span text:style-name="T24"> </text:span>William only <text:span text:style-name="T25">was able to see</text:span> Dorothy twice a year<text:span text:style-name="T24">. They usually went dancing</text:span><text:span text:style-name="T28">,</text:span><text:span text:style-name="T24"> or walking along </text:span><text:span text:style-name="T26">a sandy</text:span><text:span text:style-name="T24"> shore of a</text:span><text:span text:style-name="T27">n</text:span><text:span text:style-name="T24"> ocean. During that time, t</text:span>hey also kept in touch by mail<text:span text:style-name="T22">.</text:span></text:p>
      <text:p text:style-name="P24">Six years later, William felt he'd seen enough of the world and wanted to stay in one place. <text:span text:style-name="T17">He bought a house in a rural area that was about a thirty-minute drive from where Dorothy lived. They continued seeing each</text:span><text:span text:style-name="T18"> other</text:span><text:span text:style-name="T17"> and married after </text:span>a yea<text:span text:style-name="T17">r.</text:span></text:p>
      <text:p text:style-name="P24">During that year, he became employed as a supervisor for a company that manufactured gas-powered engines. His experience in the Navy, coupled with his honorable discharge, ensured that he was able to avoid starting at “the <text:soft-page-break/>bottom”; on <text:span text:style-name="T19">his</text:span> first day of work, he began training for <text:span text:style-name="T19">a</text:span> position as supervisor. He learned quickly and soon became an excellent team leader. After eight years, he was promoted to assistant manager of the entire manufacturing facility.</text:p>
      <text:p text:style-name="P24">William was over six feet tall, which meant that his co-workers always fought to have him on their team when they met after work for basketball. Several of William's female co-workers were drawn to his blue eyes, well-built physique, and good manners. They often flirted with him, but William always clearly expressed that the only woman who would ever hold his interest was Dorothy. He always added, “And that's a fact that will never change.”</text:p>
      <text:p text:style-name="P24">William retired at the age of sixty-eight. He spent the next ten years making sure Dorothy was happy, keeping up with repairs on their four-bedroom house, and graciously accepting his role as patriarch of the family; which by this time included his two sons and two daughters, ten grandchildren, and various in-laws. In the past, they often came to visit William and Dorothy, <text:s/>but over time they became busier with their own family and careers, and visits became a rare, albeit happy, event.</text:p>
      <text:p text:style-name="P24">A few days after his seventy-sixth birthday, <text:soft-page-break/>William was told by his doctor, “You're generally in good health, but I recommend that you start using a cane when you walk. Also, be more careful what you eat—your heart seems like it's working a bit harder than it needs to for someone your age.” William followed his doctor's advice, and Dorothy made a few changes to her recipes when she cooked their meals.</text:p>
      <text:p text:style-name="P24">Two years later, after complications from an illness, Dorothy passed away. “It was her time,” the doctor said. William disagreed but knew that he couldn't do anything about it except thank the Lord for their time together. Their family came out for the funeral. Afterward, William was alone, with only his memories.</text:p>
      <text:p text:style-name="P24">He eventually accepted Dorothy's passing, but still missed her terribly. Visits from his children and grandchildren came less often due to their busy schedules. Most of William's friends had either died or moved away. He was on good terms with his neighbors but had little in common with them, so the topics of their conversations were often limited to the weather and current events. He began to feel lonely, which was something he hadn't felt since before he met Dorothy.</text:p>
      <text:p text:style-name="P24">William was unable to drive a car due to the deterioration of his eyesight, so he had limited <text:soft-page-break/>options for going out and meeting people his own age. He very much longed for the companionship of people from his generation—those who enjoyed the same music, were fans of the same movie stars, remembered the same major historical events, and so forth. <text:s/></text:p>
      <text:p text:style-name="P24">On William's eighty-first birthday, his oldest daughter and two grandchildren came to visit for three days. They all had a good time, but after they left, William felt even more alone than before. He decided to go for a walk, hoping to bump into some of his neighbors. They were often away at work or busy taking care of their fields, but sometimes he found one or two who could take a break and were interested in a short afternoon bull session. William grabbed his cane and went outside.</text:p>
      <text:p text:style-name="P24">He soon reached the main road near his house, crossed it, and walked along the left side of it heading north. The sun was peeking behind some large, fluffy clouds. From the trees nearby he heard birds singing. He breathed deeply and looked up to see the clouds parting to make room for <text:s/>more sunlight.</text:p>
      <text:p text:style-name="P24">William walked for about ten minutes but didn't see any neighbors or anyone else out walking. He decided to sit and rest on the old, rusty iron bench a few yards ahead. As he <text:soft-page-break/>neared it, because a large oak tree obstructed his view, he could only see a corner of the bench. As he walked around the tree though, he saw a woman sitting on the bench. He'd never seen her before, which surprised him because he thought he knew everyone who lived nearby.</text:p>
      <text:p text:style-name="P24">As he approached, they made eye contact. William greeted her. “Good afternoon, ma'am.”</text:p>
      <text:p text:style-name="P24">“Good afternoon,” she returned with a smile. She looked up at the sky, then back at William. “It's such a beautiful day!”</text:p>
      <text:p text:style-name="P24">William leaned on his cane more; it eased the pressure on his leg and hip. “Yes, it is. My name's William. I don't recall meeting you before.”</text:p>
      <text:p text:style-name="P24">“I'm Mary. I moved into the city a few months ago. I was feeling a bit crowded so I thought I'd go for a walk. It's nice to meet you, William.”</text:p>
      <text:p text:style-name="P24">“Same here.” He sat down next to Mary—a respectable twelve inches between them–and laid his cane against the bench's armrest.</text:p>
      <text:p text:style-name="P24">William and Mary continued talking about the weather, then switched the topic to local politics, then to global current events. Before long, they discovered several things they had in common: they liked the same movies, the same mu<text:soft-page-break/>sic, and voted for the same presidents in the last seven elections.</text:p>
      <text:p text:style-name="P24">After an hour had passed, they made plans to meet at the bench the next day.</text:p>
      <text:p text:style-name="P24">As they were parting, William said, “It was a real treat to meet you, Mary. Tomorrow I'll bring a thermos with some water.”</text:p>
      <text:p text:style-name="P24">“That's a good idea. I didn't plan to be out this long and I sure did get thirsty. I'll bring some chocolate-covered pretzels for us to snack on.”</text:p>
      <text:p text:style-name="P24"><text:span text:style-name="T3">“That's an even </text:span><text:span text:style-name="T6">better</text:span><text:span text:style-name="T3"> idea!” They both chuckled, then they smiled, looking forward to coating their tongues with the taste of chocolate.</text:span></text:p>
      <text:p text:style-name="P34"/>
      <text:p text:style-name="P19">☼ ☼ ☼</text:p>
      <text:p text:style-name="P19"/>
      <text:p text:style-name="P17"/>
      <text:p text:style-name="P24">Each day for seven days, William and Mary agreed to meet each other the following day. On the eighth day, William suggested, “As you know, Mary, my house feels empty with only me in it. I'd like to invite you to come stay with me for two weeks.” He gently took her hand.</text:p>
      <text:p text:style-name="P24">Before answering, she turned her head and coughed. She cleared her throat, smiled at <text:soft-page-break/>William and said, “I think that's a wonderful idea! I'll bring a small suitcase with some clothes and other odds and ends tomorrow. That should be all I need.”</text:p>
      <text:p text:style-name="P24"><text:bookmark text:name="__DdeLink__135_1019718806"/>“That cough doesn't sound too good. Are you okay?”</text:p>
      <text:p text:style-name="P24">“Yes, I'm fine.” Mary answered nonchalantly, and added, “Just a little cold I think.” They hugged each other and then parted.</text:p>
      <text:p text:style-name="P24">The following afternoon, they again met at the bench, but now Mary had a pink leather suitcase. William offered to carry it for her, but feeling that his cane was burden enough for him, she politely declined.</text:p>
      <text:p text:style-name="P24">When they reached his house, he led her through each room, telling her about a special memory from each one. Arriving at the last room, he said, “This is where you'll be sleeping. My room is right next door.” </text:p>
      <text:p text:style-name="P24">Mary looked at the two paintings on the wall, <text:s/>the light blue curtains over the window, and finally at the pictures of his family. “This room is simply lovely!”</text:p>
      <text:p text:style-name="P24">“Thank you. Do you think you'll be comfortable here?”</text:p>
      <text:p text:style-name="P24">Mary noticed the bed and replied, “The bed is the same kind as the one I have at home. I'm <text:soft-page-break/>sure I'll be just fine, thank you, William.”</text:p>
      <text:p text:style-name="P24">They ate supper together that evening. Afterward, they played cards, talked, and watched television. At around ten o'clock they both became tired and went to their rooms for a good night's sleep.</text:p>
      <text:p text:style-name="P24">The next three days were fun for them both. Sharing stories from their childhoods, listening to music, and going for walks were among the many activities they did together. William didn't feel alone anymore, and Mary no longer felt crowded. They both felt blessed; however, they knew that their time together wouldn't last forever.</text:p>
      <text:p text:style-name="P24"/>
      <text:p text:style-name="P21">☼ ☼ ☼</text:p>
      <text:p text:style-name="P24">Mary woke up feeling short of breath. She knocked on William's door. He got up to open it. He looked in her eyes, heard her breath, and knew she was ill. With concern evident in his voice, William asked, “What's wrong?”</text:p>
      <text:p text:style-name="P24">“I'm just a little short of breath—and feeling a little dizzy.”</text:p>
      <text:p text:style-name="P24">“You should go back to bed. I'll get you some water.”</text:p>
      <text:p text:style-name="P24">“No, thank you, William, I'm just not thirsty right now.” He lightly stroked her hair as she <text:soft-page-break/>went back into her room to lay down.</text:p>
      <text:p text:style-name="P24">“I think we should go to the hospital, Mary. One of my neighbors told me I could call him if I ever had an emergency. He would drive us, and I know he's home right now.“</text:p>
      <text:p text:style-name="P24">Mary chuckled, “Oh, William, don't worry! This happens sometimes. My doctor said that when it does, I only need to rest. If I start to feel worse, you'll be the first to know,” Mary said with a smile—but shakily, her weakened condition apparent in her voice.</text:p>
      <text:p text:style-name="P24">“All right. You just rest then, and don't worry about how long you need to stay here. I'll be nearby if you need anything.” William sat down in a chair. Mary, now in bed, slowly turned over to look out the window. From his back pocket, William pulled out a crossword puzzle. He couldn't concentrate on it though; he continually glanced at Mary so he'd know right away if he should take her to a hospital. He watched for any signs that indicated her condition was worsening.</text:p>
      <text:p text:style-name="P24">Soon, William heard Mary lightly snoring. Seeing how peaceful she was, he felt more relaxed and let his head rest on the back of the chair. Within a minute, he too had drifted peacefully into sleep; however, three times he awoke, looked at Mary, and each time fell back asleep.</text:p>
      <text:p text:style-name="P24"><text:soft-page-break/>The fourth time he awoke, he saw that Mary had turned back over and now faced him. She slowly opened her eyes, and saw William sitting nearby, looking as if he were about to fall asleep. </text:p>
      <text:p text:style-name="P24">“William, come lie next to me and hold me.” With some effort, she moved to the other side of the bed to make room for him. He slowly rose from his chair and lay next to Mary. He felt weaker and more tired than usual, and his chest felt tight.</text:p>
      <text:p text:style-name="P24">Before falling asleep, William's happiness caused a great smile to form on his face. Mary, with her friend's arms around her, felt very relaxed and happy; she, too, grew a broad smile before drifting peacefully to sleep.</text:p>
      <text:p text:style-name="P24"/>
      <text:p text:style-name="P19">☼ ☼ ☼</text:p>
      <text:p text:style-name="P19"/>
      <text:p text:style-name="P19"/>
      <text:p text:style-name="P24">The next day, a police car with two officers inside drove into William's driveway. They parked <text:s/>but left the vehicle running.</text:p>
      <text:p text:style-name="P24">“You sure this is the right address, Mitch?”</text:p>
      <text:p text:style-name="P24">Mitch checked his notebook and compared it to the number on the front of the house. “Yeah, this is it.”</text:p>
      <text:p text:style-name="P24"><text:soft-page-break/>Steve inquired, “Who called it in?”</text:p>
      <text:p text:style-name="P24">“Lawrence Middleton, William's son. After trying to phone his father and getting no answer, Lawrence took the first flight out and arrived in the city this morning. He rented a car and got here an hour ago. Found his father lying on the bed. He said that he checked for a pulse but couldn't find one. He left, drove to a restaurant and called the precinct. He figured that heart failure, combined with old age, was the cause of death.”</text:p>
      <text:p text:style-name="P24">Steve sighed sadly. “All right. Let's check it out.” They exited the vehicle and walked up the steps to the front door. Mitch knocked once and waited fifteen seconds before trying the doorbell. Another fifteen seconds passed, so Mitch looked at Steve, expecting him to agree that they had waited long enough before entering the owner's residence. Steve nodded his consent. Mitch opened the door <text:s/>and they walked inside. They proceeded to look into each room, and in the fourth room they found William laying motionless on the bed.</text:p>
      <text:p text:style-name="P24">Mitch sat down in the chair next to the bed, leaned toward William and checked him for a pulse. He lifted William's right eyelid and observed that the pupil failed to contract. “He's dead. No apparent cause but that's for the coro<text:soft-page-break/>ner to figure out.” Mitch respectfully pulled a sheet over William's face and the top of his head.</text:p>
      <text:p text:style-name="P24">“Yeah, Stan'll figure it out,” Steve agreed. “Busy day for him. He's got that other one too.”</text:p>
      <text:p text:style-name="P24">Mitch said, “Usually they don't have a smile on their face. I wonder what he was thinking about when he died.”</text:p>
      <text:p text:style-name="P24">“I dunno. It's weird though—like that lady I found earlier this morning.”</text:p>
      <text:p text:style-name="P24">“I hope I have a smile on my face when I go.” </text:p>
      <text:p text:style-name="P24"><text:span text:style-name="T8">Steve responded, “I don't like to think about it. Roger and I found a woman dead this morning in her home near Fifth and Park Avenue.” Steve stopped and thought for a moment, trying to remember a name, then continued, “</text:span><text:span text:style-name="T6">Mary</text:span><text:span text:style-name="T8"> was laying in bed with a smile on her face. On the coffee table in her living was a suitcase that was open and half-packed. There were blood stains on her clothes; because of the tissues we found on her floor, Roger figured it was from a coughing fit Mary had before she died. In spite of that, she had a big </text:span><text:soft-page-break/><text:span text:style-name="T8">smile on her face, just like this guy does.”</text:span></text:p>
      <text:p text:style-name="P24">“That's a shame—she didn't even get to finish packing her suitcase. I hope she called ahead to wherever she was going.”</text:p>
      <text:p text:style-name="P24">“That's not funny, Mitch.”</text:p>
      <text:p text:style-name="P24">“Wasn't meant to be.”</text:p>
      <text:h text:style-name="P57" text:outline-level="1"><text:bookmark-start text:name="__RefHeading___Toc1093_3424433527"/>Mount Solation<text:bookmark-end text:name="__RefHeading___Toc1093_3424433527"/></text:h>
      <text:p text:style-name="P40"/>
      <text:p text:style-name="P24"><text:tab/>Once upon a time there was a mountain. Upon that mountain stood a man who was almost completely alone. The clouds swarming above were his companions.</text:p>
      <text:p text:style-name="P24"><text:tab/> One day, the man decided to give names to all the clouds. After 100,000 years, giving names to all the clouds became tiresome for the man, so he changed his mind. After 10,000 years of not naming clouds, he thought to name the raindrops which the clouds produced. After 50,000 years, naming raindrops grew tiresome so he ceased giving names to the raindrops. The man, of course, became very bored. </text:p>
      <text:p text:style-name="P24"><text:tab/>After 5,000 years had passed, he had the idea to give names to the grains of sand and dirt he saw on the mountain. After 25,000 years, this began to tire the man. He decided to quit naming all the grains of sand and dirt. </text:p>
      <text:p text:style-name="P24"><text:tab/>After 10,000 years of not giving names to anything, he again fell victim to boredom. The man decided to name the mountain upon which he was standing. He thought about what name to call the mountain for 20,000 years. The man finally decided to call it "Mount Solation." He <text:soft-page-break/>was very satisfied with the name and decided to go to sleep. He was extremely tired, and slept for 5000 years.</text:p>
      <text:p text:style-name="P24"><text:tab/>When the man awoke, there was a woman standing next to him. The man was surprised and rubbed his eyes. He had never seen a woman before. The man had only heard about women from the clouds--the clouds used to whisper to him stories of life, men, and women. The woman spoke,</text:p>
      <text:p text:style-name="P24"><text:tab/>"What's your name?"</text:p>
      <text:p text:style-name="P24"><text:tab/>The man looked disappointed. "I forgot to give myself a name. I am the man."</text:p>
      <text:p text:style-name="P24"><text:tab/>"There are many men," she laughed and smiled pleasantly. "Everyone has a name. You must have one too."</text:p>
      <text:p text:style-name="P24"><text:tab/>The man replied, "You say everyone has a name, then I agree that I must have one too. Unfortunately, if I ever had a name, I have forgotten it. What is your name?"</text:p>
      <text:p text:style-name="P24"><text:tab/>"Theresa," the woman replied.</text:p>
      <text:p text:style-name="P24"><text:tab/>"May I have it?"</text:p>
      <text:p text:style-name="P24"><text:tab/>"Have what?" Theresa inquired.</text:p>
      <text:p text:style-name="P24"><text:tab/>"Your name," the man answered.</text:p>
      <text:p text:style-name="P24"><text:tab/>Theresa laughed and smiled pleasantly. <text:soft-page-break/>"But if I give you my name, then I won't have one."</text:p>
      <text:p text:style-name="P24"><text:tab/>"I understand. Perhaps I will give myself a name. I have named many clouds, raindrops, grains of sand and dirt, and also this mountain. Giving a name to myself should be very simple."</text:p>
      <text:p text:style-name="P24"><text:tab/>"One should hope so," Theresa laughed and smiled pleasantly.</text:p>
      <text:p text:style-name="P24"><text:tab/>The man sat down on a rock and began to think of a name for himself. After 20,000 years, he decided on a good name. He looked around to tell Theresa his new name, but couldn't find her anywhere. The man was disappointed that although he now had a name, he had nobody to ask him what his name was--nor anyone to call him by his given name. For 250,000 years he wondered how to solve his dilemma; he occasionally slept between thoughts. The man talked to the clouds often and asked their advice. Unfortunately, after 200,000 of those years had passed, the sky cleared and became blue with no clouds to keep him company. The man had been completely alone for 50,000 years.</text:p>
      <text:p text:style-name="P24"><text:tab/>At the end of that time, a solution entered into the mind of the man. "Today I will go down to the bottom of Mount Solation and I will look for Theresa. I would like to tell her my new name." The man began walking down his moun<text:soft-page-break/>tain, but noticed the clouds had returned. The man thought to return to the top of Mount Solation, but after a second of thought, decided to continue downward.</text:p>
      <text:p text:style-name="P24"><text:tab/>The man never realized quite how high Mount Solation stretched into the sky. The man thought for a second to turn and go back to the top, but decided against it. Two days after that thought, the man saw someone in the distance. He was quite surprised to see anyone, for he was only half-way to the bottom.</text:p>
      <text:p text:style-name="P24"><text:tab/>As he drew nearer, he recognized Theresa. "Theresa!" He yelled out to her. Theresa then recognized him also, and responded back, "Hello, man!"</text:p>
      <text:p text:style-name="P24"><text:tab/>They approached each other, and the man said, "I've come to tell you my new name."</text:p>
      <text:p text:style-name="P24"><text:tab/>"That's wonderful! I'm glad you have a new name; I've been waiting for you to decide on one. Many times I've gone to the top of your mountain, but found you sleeping. I would have come more often, and perhaps found you awake, but it's a very long walk up and down your mountain. Please tell me now, what's your name?"</text:p>
      <text:p text:style-name="P24"><text:tab/>"I have spent much time deciding on my new name. I could not tell you exactly how <text:soft-page-break/>much though. Sometimes in the past, I have lost track of time. At one point, I thought to give names to the seconds which pass by me, but I was busy naming raindrops when that thought entered my mind. I had not the opportunity to name the seconds."</text:p>
      <text:p text:style-name="P24"><text:tab/>Theresa said, "That's all right. I don't want to know how much time or how many thoughts you've spent choosing the name you've given yourself. I would just like to hear your name."</text:p>
      <text:p text:style-name="P24"><text:tab/>"Joseph," the man replied.</text:p>
      <text:p text:style-name="P24"><text:tab/>"I like that name. You've given yourself a fine name, Joseph."</text:p>
      <text:p text:style-name="P24"><text:tab/>"Thank you, Theresa. I came to find you so I could tell you my new name. Now that I have told you, I will go back up to the top of Mount Solation."</text:p>
      <text:p text:style-name="P24"><text:tab/>"Joseph, instead of going back to the top of your mountain, would you like to walk down to the bottom with me?"</text:p>
      <text:p text:style-name="P24"><text:tab/>"What is at the bottom of Mount Solation?"</text:p>
      <text:p text:style-name="P24"><text:tab/>"The same things that are at the top--clouds, raindrops, and grains of sand and dirt. Also, I live at the bottom, and so do other men and women. There are many other things at the bottom of your mountain which aren't at the top."</text:p>
      <text:p text:style-name="P24"><text:soft-page-break/><text:tab/>"It sounds very much as what the clouds used to whisper to me. They used to tell me about life, men, and women."</text:p>
      <text:p text:style-name="P24"><text:tab/>Theresa said, "The clouds would know about all of those things. They've seen it all. It was a cloud who whispered to me, and that's how I found you when we first met; before you had given yourself a name."</text:p>
      <text:p text:style-name="P24"><text:tab/>Joseph and Theresa began walking down Mount Solation toward the bottom. Joseph asked, "Did the cloud tell you its name?"</text:p>
      <text:p text:style-name="P24"><text:tab/>"Yes. After the cloud told me where to find you, and that you were on the top of your mountain naming all the clouds, the cloud told me that its name was 'Theresa.'"</text:p>
      <text:p text:style-name="P24"><text:tab/>"That is very interesting. I remember naming that cloud. It was the first cloud that ever whispered stories to me about life, men, and women. I named the cloud 'Theresa,' and then the cloud whispered to me that it knew another 'Theresa' and would tell her about me. Until now, I had forgotten about that whisper. I can't remember when the whisper became lost from my mind, but I think it might have been while I was naming raindrops. I would like to find that cloud named 'Theresa' and thank it for keeping its promise."</text:p>
      <text:p text:style-name="P24"><text:soft-page-break/><text:tab/>"Theresa answered, "You won't find that cloud. It became some of the raindrops that you named. It now floats through a river which passes along the bottom of your mountain. It often carries with it many of the grains of sand and dirt which you've named."</text:p>
      <text:p text:style-name="P24"><text:tab/>"It saddens me about that cloud being gone," Joseph sadly stated.</text:p>
      <text:p text:style-name="P24"><text:tab/>"That cloud isn't gone; it still exists as the river, the riverbed, and is part of many other clouds that you now see. Many years ago I went looking for you, and I found you sleeping. I went back down the mountain and by the time I reached the bottom, I had almost died of thirst. The river gave me some of it's water and I continued to live."</text:p>
      <text:p text:style-name="P24"><text:tab/>Joseph and Theresa spent much of the time talking on their walk down to the bottom of Mount Solation. When they finally arrived at the bottom, they both were very thirsty and drank from the river. They saw and spoke with each other frequently for many years to follow--and also to the other men and women at the bottom of Mount Solation. Ever after, Joseph lived--and experienced that which the clouds had whispered about to him, once upon a time.</text:p>
      <text:p text:style-name="P13"/>
      <text:h text:style-name="P57" text:outline-level="1"><text:bookmark-start text:name="__RefHeading___Toc1095_3424433527"/>The Money Trees<text:bookmark-end text:name="__RefHeading___Toc1095_3424433527"/></text:h>
      <text:p text:style-name="P24"/>
      <text:p text:style-name="P24">There was once a beautiful kingdom peacefully ruled by a benevolent king and queen. In financial terms, the kingdom's citizens were much like our own: some were rich, some were poor, and some fell comfortably into the middle.</text:p>
      <text:p text:style-name="P24">The king's son, Prince Cameron, was rich. He was highly educated, but sometimes didn't utilize his skills and talents. He spent most of his time gambling, partying, and neglecting lessons that would teach him how to be a good ruler.</text:p>
      <text:p text:style-name="P24">A peasant named Johann worked on the king's farm. He was hard-working, honest, and always took pride in his work. He had a wife and five children to support, and therefore was poor. He and his family lived in a small two-bedroom house near the castle. They could view the castle through a small, broken window, and often they spoke of its beauty and its majestic appearance.</text:p>
      <text:p text:style-name="P24">Johann had become friends with a peddler named Elijah, who resided about four kilometers beyond the border of the kingdom. He was a <text:soft-page-break/>pleasant fellow and was always greeted with friendly smiles when he came to the kingdom to peddle his reasonably-priced items. Elijah also brought news to the citizens about noteworthy developments occurring throughout the region. Elijah and Johann met with each other frequently. Often, their days were highlighted by stimulating and friendly conversation.</text:p>
      <text:p text:style-name="P24">Johann, walking casually to meet Elijah one afternoon, found a penny lying on the wet, muddy path. He looked in all directions in an attempt to <text:s/>spot the owner, but he saw no one nearby. He decided to keep the penny for himself, and proceed to the center of town. He joined Elijah there, and after they discussed the weather, Elijah gave Johann news regarding a new castle being constructed about 10 kilometers to the west. Johann was a very curious man, and therefore barraged Elijah with questions about the castle. Elijah was happy to satisfy his curiosity and patiently answered all his questions. Afterward, they parted company. Johann didn't buy anything from Elijah that day. He was aware of Johann's weak financial situation and wasn't bothered by the lack of a sale. The two simply enjoyed each others' friendship and company.</text:p>
      <text:p text:style-name="P24">After arriving home, Johann decided to <text:soft-page-break/>bury the penny he'd found. He had recently bought food for his family; they therefore had enough to sustain them for the near future. At this time, rather than rushing to spend his newly-found penny, he decided the wiser course of action would be to save it for the time when it would be most useful.</text:p>
      <text:p text:style-name="P24">After burying the penny in his backyard, he said a prayer to Plutus, the god of wealth and good luck. Johann remembered to thank him for his generosity. He then went inside to greet his family and share the evening meal with them.</text:p>
      <text:p text:style-name="P24">The next morning, Johann arose from bed and proceeded to the kitchen for coffee. He glanced out the window to admire the beautiful castle. Instead of the castle, however, he saw a tree. Being a farmer and an accomplished gardener, Johann knew trees didn't grow overnight. He was very puzzled by the sight of it. Postponing his coffee, he went outside to investigate. He approached the tree with intense curiosity and when he reached it, plucked a leaf from a low-hanging branch. The leaf instantly transformed into a silver coin. Even more astounding is that a new leaf immediately grew back in place of the one he removed. He pulled off the new leaf, and it too transformed into a silver coin. Johann rushed back inside, woke his wife, <text:soft-page-break/>and excitedly told her about their new tree. It made them very happy to know they no longer had any reason to worry about money. Their nine-year-old son, Stephen, had been sick and they anticipated the likelihood that expensive medical services would soon be required to treat him. Johann then departed for his job at the king's garden. </text:p>
      <text:p text:style-name="P24"><text:tab/>After work that day, Johann joined Elijah at the center of town. Elijah was intrigued at the prospect of someone else having news for a change.</text:p>
      <text:p text:style-name="P24">“You buried the penny because you believed saving it was more important than spending it?”</text:p>
      <text:p text:style-name="P24">“That's right. I buried the penny and prayed to Plutus and gave him thanks. This morning I discovered the penny had sprouted overnight into a money tree.”</text:p>
      <text:p text:style-name="P24">“You can't be serious. How's that possible?”</text:p>
      <text:p text:style-name="P24">Johann showed Elijah the two silver coins. Elijah had heard stories about money trees during his travels--and when he was a child his parents often complained about not having one—but he had never seen anyone produce money from a tree before.</text:p>
      <text:p text:style-name="P24">“Johann, that's amazing! I have a few pen<text:soft-page-break/>nies at home. I think I'll bury one tonight and hope my soil is as good as yours.” The men both laughed and went on their way. Elijah rushed home to bury a penny, and Johann went home to bury his two silver coins--to save them for the time when they would be most useful.</text:p>
      <text:p text:style-name="P24">After Elijah arrived home and finished burying his penny, he said a prayer to Plutus and thanked him for his life as a peddler--a life that offered financial security and gave him many opportunities to meet and talk with the good people of the land.</text:p>
      <text:p text:style-name="P24">The next morning Elijah went outside to see if he had a new money tree. Indeed he did. He plucked a leaf from the tree and it transformed into a silver coin. A bright green leaf fully sprouted from where he had plucked the first leaf. He eagerly pulled off another leaf, and it too transformed into a silver coin. A leaf immediately regrew to replace the one that was removed. Elijah again thanked Plutus and headed to the kingdom for the day's work.</text:p>
      <text:p text:style-name="P24">Meanwhile, Prince Cameron heard rumors about the money trees and approached Johann to inquire further. Johann told him truthfully what happened and included all the details necessary to grow a money tree. Johann's account was confirmed when the prince ran into Elijah later <text:soft-page-break/>that day and received the same information. The prince decided he would like to have a money tree of his own. All he needed was one penny. He and his family were so rich that he didn't have any pennies. However, he found a dirty and disgusting peasant and was able to exchange one of his gold coins for a shiny new penny. Prince Cameron went home to his father's castle, and proceeded to do everything Johann and Elijah had done.</text:p>
      <text:p text:style-name="P24">The next morning, he had a money tree. He plucked 2000 leaves from the tree, put them into <text:s/>20 bags, and hired 10 worthless peasants to carry them. Later that evening, Prince Cameron met with his friends and they entertained themselves late into the night by playing poker. He lost all his silver coins placing careless wagers, but his friends didn't mind, and neither did he. He knew that his tree was an excellent source of short-term financial growth, and would be able to regain his losses simply by pulling off more leaves.</text:p>
      <text:p text:style-name="P24">The following day, the prince used the money from his tree to buy the castle being built in the west. He hired more workers to expedite its construction. When it was completed, he hired many filthy peasants to keep it clean and work the land surrounding it. He hired many ser<text:soft-page-break/>vants to clean his bedroom--all of whom were female--but always fired them the next morning, before they even had a chance to eat breakfast.</text:p>
      <text:p text:style-name="P24">While Prince Cameron was enjoying his seemingly endless supply of silver coins, Elijah had used his newfound wealth to expand his inventory. He realized his money tree would provide enough silver if he chose to retire, but he still enjoyed many aspects of his work, so decided to continue peddling. He and Johann still met everyday. Sometimes they'd discuss religion. Both men feared the vengeful wrath of the gods and knew not to speak ill of them. Therefore, they generally kept those discussions short and only spoke of the beautiful and wondrous things the gods created.</text:p>
      <text:p text:style-name="P24">Sometimes they discussed politics, but those conversations yielded very few new ideas. They both agreed the king and queen were wise rulers who did their best to ensure justice for all citizens, regardless of their financial status. They agreed more jobs were needed but disagreed on methods of stimulating job growth. They agreed politicians were powerless to control the weather but would do so if they could.</text:p>
      <text:p text:style-name="P24">“Funny you should mention the weather,” Elijah began saying. “It seems like we've been <text:soft-page-break/>longer than usual without rain.”</text:p>
      <text:p text:style-name="P24">“Yes, I think you're right,” Johann replied. “I hope it's not a pattern that continues. Stephen gets very thirsty. Doctor Redmond said he needs to drink a lot of water, so I hope we aren't headed for a drought. If water can't be found, I wouldn't be able to buy any no matter how much silver my tree produces.”</text:p>
      <text:p text:style-name="P24">“He's not doing any better?”</text:p>
      <text:p text:style-name="P24">“He's stable, but there's been no significant improvement within the last two months. My wife and I look forward to him smiling again with healthy cheeks.”</text:p>
      <text:p text:style-name="P24">“Tell him I said hi. I'll stop by to visit him tomorrow.”</text:p>
      <text:p text:style-name="P24">“He'd like that. Stephen says you're his favorite peddler. All the toys I give him--the ones I buy from you--he keeps near his bed. They're his favorite.”</text:p>
      <text:p text:style-name="P24">“That's nice.” Elijah smiled, and then reached into his cart and grabbed a new toy; a stick with a wooden wheel attached using a small pin. Elijah placed his finger on the edge of the wheel and spun it. “You give this to him. It's a present, free of charge.”</text:p>
      <text:p text:style-name="P24">“Thank you, Elijah. It's very intricate; he likes these technological gadgets. I have to go <text:soft-page-break/>now. I wish you a good evening and safe journey home.”</text:p>
      <text:p text:style-name="P24">“To you as well, Johann.”</text:p>
      <text:p text:style-name="P24">And the two men each departed for their respective homes.</text:p>
      <text:p text:style-name="P24">As the two men feared, three weeks passed with very little rain. Although everyone was well-aware of the weather, the king decided to officially proclaim that a drought had come to the land. He decreed a policy of water conservation, which was enforced by employees of the kingdom's Department of Necessary Liquids.</text:p>
      <text:p text:style-name="P24"><text:span text:style-name="T10">Water was still scarce, however, and Stephen's sickness became worse. Johann bought all the water he could with silver coins from his money tree, but soon, it became so precious that 100 silver coins couldn't purchase even an ounce. Eventually Stephen became so sick Doctor Redmond decided to dispatch eight messengers. They were sent to search the region far outside the kingdom's borders for physicians even more skilled than he. Johann gave 250 silver coins to each messenger. Fortunately, he had been burying coins in his backyard every day since his money tree first sprouted. Because of the scarcity of rain, it had withered and died (two weeks </text:span><text:span text:style-name="T11">before</text:span><text:span text:style-name="T10"> the king declared drought conditions). The money trees </text:span><text:soft-page-break/><text:span text:style-name="T10">belonging to Prince Cameron and Elijah had also shrunk and turned to dust. However, every day while Johann's tree was alive, he had buried 100 coins in his backyard, had his morning coffee, and left to work in the king's garden. Like <text:s/>Elijah, Johann had continued working simply because he enjoyed it. </text:span></text:p>
      <text:p text:style-name="P24">As Johann waited for the messengers to return, he, his wife, and their four other children sat near Stephen's bedside. Elijah visited almost every day, bringing a new toy for Stephen each time. Stephen, however, was too weak to play with them, and they piled up in a corner. Johann and his family prayed to all their gods, and even to the new one about whom they'd recently heard rumors; the one who had sent His Son to Earth to save mankind.</text:p>
      <text:p text:style-name="P24">Meanwhile, back at the prince's castle, the servants walked out after he ran out of money and couldn't pay them. The food stores now empty, and without any income or desire for honest employment, he had to move back into the king's castle. His mother, the queen, welcomed her son home with open arms, a kiss on the cheek, and a hot meal. Afterward, she sent him up to the east guard tower, where the king was with the general of the kingdom's army, discussing new security policies. His father was <text:soft-page-break/>not nearly as forgiving as the queen. <text:tab/>“When you stop relying on money trees as your sole source of income, and quit gambling, you can have one of the royal bedrooms upstairs. Until then, you can sleep in the coat room next to the bathroom downstairs. And another thing—“ the king stopped speaking when he suddenly spotted eight riders on horseback approach the east kingdom gate, each with a passenger accompanying him. “An attack? A scouting party?”</text:p>
      <text:p text:style-name="P24">“No, my Lord,” answered the general. By the number, I judge them to be the messengers and physicians your gardener has hired.”</text:p>
      <text:p text:style-name="P24">“Ah, yes,” the king replied calmly. “I do hope they can help poor Stephen. Johann has been such a loyal and dedicated servant; I'd hate for any ill fate to befall a member of his family. I do hope those physicians have the knowledge of the gods to cure the young lad. General, make sure those physicians and messengers have an armed escort while they're here. Pass a message to the cook, and be sure they get a full meal, and a comfortable place to sleep for the night. If the physicians require anything to help treat Stephen, your lieutenants should notify me immediately.”</text:p>
      <text:p text:style-name="P24">“Yes, Sir!” The general left to delegate the tasks and ensure the king's orders were fulfilled.</text:p>
      <text:p text:style-name="P24"><text:soft-page-break/>At that moment, the king heard something strike his crown. “What was that?” There was suddenly another strike, but this time, on his nose. He touched it with a finger, and it felt moist. “Thank the creators, they have blessed us with rain!” Within a few minutes, enough rain had fallen to ensure that every square centimeter of dry land in the region would soon be amply saturated with water. “Bring out the water barrels,” the king ordered. “Save what you can; we don't know how long this rain will continue.” </text:p>
      <text:p text:style-name="P24">To the delight of people everywhere, it rained continuously for three days and three nights. During that time, eight physicians met under a large green tent hastily erected by employees of the kingdoms Department of Cloth Shelters. Inside, accommodations had been set up for the medical specialists: a large table, chairs, writing tools, and paper. Serfs perpetually walked through to make sure everyone had fresh coffee. The tent was located in proximity to Johann's house. The specialists worked without rest, exchanging ideas and combining their knowledge. Finally they devised a treatment for Stephen; they unanimously agreed it was the best course of action and proceeded to administer it.</text:p>
      <text:p text:style-name="P24">Within two days, Stephen's health improved <text:soft-page-break/>only a little. After five more days, however, Stephen was on his feet again, playing with Elijah's toys. Johann paid them all an extra 500 gold coins and they returned to their respective countries.</text:p>
      <text:p text:style-name="P24">Two weeks later, Johann went into town to meet Elijah. His peddling cart was fully stocked with a variety of interesting items, but he had no extra silver coins. “I'm just glad I have a full inventory.”</text:p>
      <text:p text:style-name="P24">“I heard Prince Cameron isn't doing very well. He's got some new disease that even those eight specialists can't cure.”</text:p>
      <text:p text:style-name="P24">“I heard the same. Well, maybe praying will help.”</text:p>
      <text:p text:style-name="P24">The two men talked for a while, then Johann returned home. He opened the front door and saw Stephen at the kitchen table, eating a large meal. Stephen looked up, and smiled at his father. Johann walked to the backyard, and found the penny he had buried. He went back in and gave it to Stephen, and told him, “Now do not squander this penny. I don't have any silver coins left, so we may need that penny one day. We shouldn't need it for quite a while though; the king gave me a generous raise in pay.” He hugged Stephen, and then went to spend time with his wife. He walked in their bedroom and <text:soft-page-break/>saw her knitting baby clothes. “Our youngest is five years old. Who are you knitting the baby clothes for, dear?” Instead of answering, she set down her knitting accessories and walked over to Johann. She looked him in the eyes, and gently placed his hand on her belly. They both smiled and then wrapped their arms lovingly around each other. They filled two glasses full of water, said a prayer requesting good health and financial stability for their family, and then went to bed.</text:p>
      <text:p text:style-name="P14"/>
      <text:p text:style-name="P9"><text:s/></text:p>
      <text:p text:style-name="P9"/>
      <text:p text:style-name="P9"/>
      <text:p text:style-name="P9"/>
      <text:h text:style-name="P59" text:outline-level="2"><text:bookmark-start text:name="__RefHeading___Toc2061_1986596236"/>Acknowledgments<text:bookmark-end text:name="__RefHeading___Toc2061_1986596236"/></text:h>
      <text:p text:style-name="Text_20_body"/>
      <text:p text:style-name="P43">Thanks to Amy <text:span text:style-name="T49">Chambers</text:span>, Joel <text:span text:style-name="T49">Couenhoven</text:span>, Annette <text:span text:style-name="T49">Alt</text:span>, and Renata <text:span text:style-name="T49">Luka</text:span> for feedback, edit suggestions, and much encouragement.</text:p>
      <text:p text:style-name="P24"/>
      <text:p text:style-name="P11"/>
      <text:p text:style-name="P10"/>
      <text:p text:style-name="P9"><text:s text:c="2"/></text:p>
      <text:p text:style-name="P10"/>
      <text:p text:style-name="P10"/>
      <text:p text:style-name="P10"/>
      <text:p text:style-name="P10"/>
      <text:p text:style-name="P10"/>
      <text:p text:style-name="P10"/>
      <text:p text:style-name="P9"/>
      <text:p text:style-name="P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adornments="Regular"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roman" style:font-pitch="variable"/>
    <style:font-face style:name="DejaVu Sans1" svg:font-family="'DejaVu Sans'" style:font-family-generic="system" style:font-pitch="variable"/>
    <style:font-face style:name="Droid Sans" svg:font-family="'Droid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 svg:font-family="Garamond" style:font-family-generic="roman" style:font-pitch="variable"/>
    <style:font-face style:name="Garamond1" svg:font-family="Garamond" style:font-family-generic="system"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family-generic="system" style:font-pitch="variable"/>
    <style:font-face style:name="Liberation Sans" svg:font-family="'Liberation Sans'" style:font-family-generic="roman" style:font-pitch="variable"/>
    <style:font-face style:name="Nimbus Mono L" svg:font-family="'Nimbus Mono 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svg:font-family="Times"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true" style:font-name-asian="Droid Sans Fallback" style:font-size-asian="11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true" style:font-name-asian="Droid Sans Fallback" style:font-size-asian="11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justify" style:justify-single-word="false" fo:orphans="0" fo:widows="0" fo:hyphenation-ladder-count="no-limit" style:punctuation-wrap="simple" style:writing-mode="lr-tb">
        <style:tab-stops>
          <style:tab-stop style:position="0.4925in"/>
        </style:tab-stops>
      </style:paragraph-properties>
      <style:text-properties style:use-window-font-color="true" loext:opacity="0%" style:font-name="Calibri" fo:font-family="Calibri" style:font-family-generic="roman" style:font-pitch="variable" fo:font-size="11pt" style:letter-kerning="true" style:font-name-asian="Calibri1" style:font-family-asian="Calibri" style:font-family-generic-asian="system" style:font-pitch-asian="variable" style:font-size-asian="11pt" style:language-asian="zh" style:country-asian="CN"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_20__28_user_29_"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auto-update="true" style:default-outline-level="" style:class="text" style:master-page-name="">
      <style:paragraph-properties fo:margin-left="0in" fo:margin-right="0in" fo:margin-top="0in" fo:margin-bottom="0.0972in" style:contextual-spacing="false" fo:line-height="100%" fo:text-align="justify" style:justify-single-word="false" fo:hyphenation-ladder-count="no-limit" fo:text-indent="0in" style:auto-text-indent="true" style:page-number="auto" style:snap-to-layout-grid="false"/>
      <style:text-properties fo:color="#000000" loext:opacity="100%" style:font-name="Arial" fo:font-family="Arial" style:font-style-name="Regular" style:font-family-generic="swiss" style:font-pitch="variable" fo:font-size="16pt" style:font-size-asian="16pt" fo:hyphenate="true" fo:hyphenation-remain-char-count="2" fo:hyphenation-push-char-count="2" loext:hyphenation-no-caps="false"/>
    </style:style>
    <style:style style:name="List" style:family="paragraph" style:parent-style-name="Standard" style:default-outline-level="" style:list-style-name="WWNum2" style:class="list">
      <style:paragraph-properties fo:margin-left="0.25in" fo:margin-right="0in" fo:margin-top="0in" fo:margin-bottom="0.1945in" style:contextual-spacing="false" style:line-height-at-least="0.0693in" fo:text-indent="0in" style:auto-text-indent="false"/>
      <style:text-properties style:font-name="Garamond" fo:font-family="Garamond" style:font-family-generic="roman" style:font-pitch="variable" style:font-name-asian="Times New Roman1" style:font-family-asian="'Times New Roman'" style:font-family-generic-asian="system" style:font-pitch-asian="variable" style:font-name-complex="Garamond1" style:font-family-complex="Garamond"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ext_20_body_20__28_user_29_" style:display-name="Text body (user)" style:family="paragraph" style:parent-style-name="Standard" style:default-outline-level="">
      <style:paragraph-properties fo:margin-left="0in" fo:margin-right="0.5in" fo:margin-top="0.1665in" fo:margin-bottom="0.0835in" style:contextual-spacing="false" fo:line-height="100%" fo:text-align="justify" style:justify-single-word="false" fo:hyphenation-ladder-count="no-limit" fo:text-indent="0in" style:auto-text-indent="false"/>
      <style:text-properties fo:hyphenate="true" fo:hyphenation-remain-char-count="2" fo:hyphenation-push-char-count="2" loext:hyphenation-no-caps="false"/>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style:tab-stops>
          <style:tab-stop style:position="0.4925in"/>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0.4925in"/>
          <style:tab-stop style:position="3.25in" style:type="center"/>
          <style:tab-stop style:position="6.5in" style:type="right"/>
        </style:tab-stops>
      </style:paragraph-properties>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Balloon_20_Text" style:display-name="Balloon Text" style:family="paragraph" style:parent-style-name="Standard" style:default-outline-level="">
      <style:paragraph-properties fo:margin-top="0in" fo:margin-bottom="0in" style:contextual-spacing="false" style:line-height-at-least="0.0693in"/>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margin-top="0in" fo:margin-bottom="0in" style:contextual-spacing="false" fo:text-align="start" style:justify-single-word="false" fo:orphans="2" fo:widows="2" fo:hyphenation-ladder-count="no-limit" style:punctuation-wrap="simple" style:writing-mode="lr-tb">
        <style:tab-stops>
          <style:tab-stop style:position="0.4925in"/>
        </style:tab-stops>
      </style:paragraph-properties>
      <style:text-properties style:use-window-font-color="true" loext:opacity="0%" style:font-name="Calibri" fo:font-family="Calibri" style:font-family-generic="roman" style:font-pitch="variable" fo:font-size="11pt" style:letter-kerning="true" style:font-name-asian="Times New Roman1" style:font-family-asian="'Times New Roman'" style:font-family-generic-asian="system" style:font-pitch-asian="variable" style:font-size-asian="11pt" style:language-asian="zh" style:country-asian="CN"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Comment_20_Text" style:display-name="Comment Text" style:family="paragraph" style:parent-style-name="Standard" style:default-outline-level="">
      <style:text-properties fo:font-size="10pt" style:font-size-asian="10pt" style:font-size-complex="10pt"/>
    </style:style>
    <style:style style:name="Comment_20_Subject" style:display-name="Comment Subject" style:family="paragraph" style:parent-style-name="Comment_20_Text" style:next-style-name="Comment_20_Text" style:default-outline-level="">
      <style:text-properties fo:font-weight="bold" style:font-weight-asian="bold" style:font-weight-complex="bold"/>
    </style:style>
    <style:style style:name="CSP_20_-_20_Chapter_20_Title" style:display-name="CSP - Chapter Title" style:family="paragraph" style:parent-style-name="Standard" style:default-outline-level="">
      <style:paragraph-properties fo:margin-top="0in" fo:margin-bottom="0in" style:contextual-spacing="false" style:line-height-at-least="0.0693in" fo:text-align="center" style:justify-single-word="false"/>
      <style:text-properties fo:text-transform="uppercase"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font-style-complex="italic"/>
    </style:style>
    <style:style style:name="CSP_20_-_20_Front_20_Matter_20_Body_20_Text" style:display-name="CSP - Front Matter Body Text" style:family="paragraph" style:parent-style-name="Standard" style:default-outline-level="">
      <style:paragraph-properties fo:margin-top="0in" fo:margin-bottom="0in" style:contextual-spacing="false" style:line-height-at-least="0.0693in" fo:text-align="start" style:justify-single-word="false"/>
      <style:text-properties style:font-name="Garamond" fo:font-family="Garamond" style:font-family-generic="roman" style:font-pitch="variable" style:font-name-complex="Garamond1" style:font-family-complex="Garamond" style:font-family-generic-complex="system" style:font-pitch-complex="variable" style:font-style-complex="italic"/>
    </style:style>
    <style:style style:name="CSP_20_-_20_Chapter_20_Body_20_Text" style:display-name="CSP - Chapter Body Text" style:family="paragraph" style:parent-style-name="Standard" style:default-outline-level="">
      <style:paragraph-properties fo:margin-left="0in" fo:margin-right="0in" fo:margin-top="0in" fo:margin-bottom="0in" style:contextual-spacing="false" style:line-height-at-least="0.0693in" fo:text-align="justify" style:justify-single-word="false" fo:text-indent="0.2in" style:auto-text-indent="false"/>
      <style:text-properties style:font-name="Garamond" fo:font-family="Garamond" style:font-family-generic="roman" style:font-pitch="variable" style:font-name-complex="Garamond1" style:font-family-complex="Garamond" style:font-family-generic-complex="system" style:font-pitch-complex="variable" style:font-style-complex="italic"/>
    </style:style>
    <style:style style:name="CSP_20_-_20_Chapter_20_Body_20_Text_20_-_20_First_20_Paragraph" style:display-name="CSP - Chapter Body Text - First Paragraph" style:family="paragraph" style:parent-style-name="CSP_20_-_20_Chapter_20_Body_20_Text" style:default-outline-level="">
      <style:paragraph-properties fo:margin-left="0in" fo:margin-right="0in" fo:margin-top="0in" fo:margin-bottom="0in" style:contextual-spacing="false" fo:text-indent="0in" style:auto-text-indent="fals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_20__28_user_29_" style:auto-update="true" style:default-outline-level="" style:class="html">
      <style:paragraph-properties fo:margin-top="0in" fo:margin-bottom="0.1965in" style:contextual-spacing="false" fo:padding="0in" fo:border-left="none" fo:border-right="none" fo:border-top="none" fo:border-bottom="0.74pt solid #000000" text:number-lines="false" text:line-number="0" style:writing-mode="lr-tb"/>
      <style:text-properties fo:font-size="6pt" fo:language="en" fo:country="US" style:font-size-asian="6pt" style:font-size-complex="6pt"/>
    </style:style>
    <style:style style:name="Header_20_left" style:display-name="Header left" style:family="paragraph" style:parent-style-name="Standard" style:default-outline-level="" style:class="extra">
      <style:paragraph-properties text:number-lines="false" text:line-number="0">
        <style:tab-stops>
          <style:tab-stop style:position="0.4925in"/>
          <style:tab-stop style:position="3.75in" style:type="center"/>
          <style:tab-stop style:position="7.5in" style:type="right"/>
        </style:tab-stops>
      </style:paragraph-properties>
    </style:style>
    <style:style style:name="Index_20_Heading" style:display-name="Index Heading" style:family="paragraph" style:parent-style-name="Heading" style:default-outline-level=""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default-outline-level=""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in" fo:margin-right="0in" fo:text-indent="0in" style:auto-text-indent="false">
        <style:tab-stops>
          <style:tab-stop style:position="5in" style:type="right" style:leader-style="dotted" style:leader-text="."/>
        </style:tab-stops>
      </style:paragraph-properties>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class="chapter">
      <style:paragraph-properties fo:margin-top="0.0417in" fo:margin-bottom="0.0835in" style: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default-outline-level="" style:class="html">
      <style:paragraph-properties fo:margin-top="0in" fo:margin-bottom="0in" style:contextual-spacing="false"/>
      <style:text-properties style:font-name="Liberation Mono1" fo:font-family="'Liberation Mono'" style:font-family-generic="roman" style:font-pitch="variable" fo:font-size="10pt" style:font-name-asian="Nimbus Mono L" style:font-family-asian="'Nimbus Mono L'" style:font-family-generic-asian="system" style:font-pitch-asian="variable" style:font-size-asian="10pt" style:font-name-complex="Liberation Mono2" style:font-family-complex="'Liberation Mono'" style:font-family-generic-complex="system" style:font-pitch-complex="variable" style:font-size-complex="10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8035in" style:type="right" style:leader-style="dotted" style:leader-text="."/>
        </style:tab-stops>
      </style:paragraph-properties>
    </style:style>
    <style:style style:name="Default_20_Paragraph_20_Font" style:display-name="Default Paragraph Font" style:family="text"/>
    <style:style style:name="Header_20_Char" style:display-name="Header Char" style:family="text">
      <style:text-properties fo:font-size="11pt" style:font-size-asian="11pt" style:font-size-complex="11pt"/>
    </style:style>
    <style:style style:name="Footer_20_Char" style:display-name="Footer Char" style:family="text">
      <style:text-properties style:font-name="Times New Roman" fo:font-family="'Times New Roman'" style:font-family-generic="roman" style:font-pitch="variable" fo:font-size="11pt" style:font-size-asian="11pt" style:font-name-complex="Times New Roman1" style:font-family-complex="'Times New Roman'" style:font-family-generic-complex="system" style:font-pitch-complex="variable" style:font-size-complex="11pt"/>
    </style:style>
    <style:style style:name="Balloon_20_Text_20_Char" style:display-name="Balloon Text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1" style:family="text">
      <style:text-properties fo:color="#221e1f" loext:opacity="100%" style:font-name="Times New Roman" fo:font-family="'Times New Roman'" style:font-family-generic="roman" style:font-pitch="variable" fo:font-size="9pt" style:font-size-asian="9pt" style:font-name-complex="Times" style:font-family-complex="Times" style:font-family-generic-complex="system" style:font-pitch-complex="variable" style:font-size-complex="9pt"/>
    </style:style>
    <style:style style:name="No_20_Spacing_20_Char" style:display-name="No Spacing Char" style:family="text">
      <style:text-properties fo:font-size="11pt" style:font-name-asian="Times New Roman1" style:font-family-asian="'Times New Roman'" style:font-family-generic-asian="system" style:font-pitch-asian="variable" style:font-size-asian="11pt" style:font-size-complex="11pt" style:language-complex="ar" style:country-complex="SA"/>
    </style:style>
    <style:style style:name="Page_20_Number" style:display-name="Page Number" style:family="text">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parent-style-name="Default_20_Paragraph_20_Font"/>
    <style:style style:name="Comment_20_Subject_20_Char" style:display-name="Comment Subject Char" style:family="text">
      <style:text-properties fo:font-weight="bold" style:font-weight-asian="bold" style:font-weight-complex="bold"/>
    </style:style>
    <style:style style:name="Body_20_Text_20_Char" style:display-name="Body Text Char" style:family="text">
      <style:text-properties fo:font-size="11pt" style:font-size-asian="11pt" style:font-size-complex="11pt"/>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language-asian="en" style:country-asian="US" style:language-complex="en" style:country-complex="US"/>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in" fo:margin-bottom="0.139in" style:contextual-spacing="false" fo:text-align="end" style:justify-single-word="false" style:writing-mode="lr-tb"/>
      <style:text-properties fo:language="en" fo:country="US"/>
    </style:style>
    <style:style style:name="MP2" style:family="paragraph" style:parent-style-name="Header_20_left">
      <style:paragraph-properties fo:margin-top="0in" fo:margin-bottom="0.139in" style:contextual-spacing="false" fo:text-align="start" style:justify-single-word="false" style:writing-mode="lr-tb"/>
      <style:text-properties fo:language="en" fo:country="US"/>
    </style:style>
    <style:style style:name="MT1" style:family="text">
      <style:text-properties style:font-name="DejaVu Sans" fo:font-size="10pt" style:font-size-asian="10pt" style:font-size-complex="10pt"/>
    </style:style>
    <style:style style:name="MT2" style:family="text">
      <style:text-properties style:font-name="DejaVu Sans" fo:font-size="10pt" style:font-name-asian="DejaVu Sans1" style:font-size-asian="10pt" style:font-name-complex="DejaVu Sans1" style:font-size-complex="10pt"/>
    </style:style>
    <style:page-layout style:name="Mpm1">
      <style:page-layout-properties fo:page-width="6in" fo:page-height="9in" style:num-format="1" style:print-orientation="portrait" fo:margin-top="0.5in" fo:margin-bottom="0.5in" fo:margin-left="0.5in" fo:margin-right="0.5in" style:writing-mode="lr-tb" style:layout-grid-color="#c0c0c0" style:layout-grid-lines="32"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mirrored">
      <style:page-layout-properties fo:page-width="6in" fo:page-height="9in" style:num-format="1" style:print-orientation="portrait" fo:margin-top="2in" fo:margin-bottom="2in" fo:margin-left="1in" fo:margin-right="1in" style:writing-mode="lr-tb" style:layout-grid-color="#c0c0c0" style:layout-grid-lines="72"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6in" fo:page-height="9in" style:num-format="i" style:print-orientation="portrait" fo:margin-top="0.5in" fo:margin-bottom="0.5in" fo:margin-left="0.5in" fo:margin-right="0.5in" style:writing-mode="lr-tb" style:layout-grid-color="#c0c0c0" style:layout-grid-lines="32"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6in" fo:page-height="9in" style:num-format="1" style:print-orientation="portrait" fo:margin-top="0.5in" fo:margin-bottom="0.5in" fo:margin-left="0.5in" fo:margin-right="0.5in" style:writing-mode="lr-tb" style:layout-grid-color="#c0c0c0" style:layout-grid-lines="4"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mirrored">
      <style:page-layout-properties fo:page-width="6in" fo:page-height="9in" style:num-format="1" style:print-orientation="portrait" fo:margin-top="0.5in" fo:margin-bottom="0.5in" fo:margin-left="0.75in" fo:margin-right="0.5in" fo:border="none" fo:padding="0in" style:writing-mode="lr-tb" style:layout-grid-color="#c0c0c0" style:layout-grid-lines="109" style:layout-grid-base-height="0.0693in" style:layout-grid-ruby-height="0in" style:layout-grid-mode="none" style:layout-grid-ruby-below="false" style:layout-grid-print="false" style:layout-grid-display="false" style:layout-grid-base-width="0.1528in" style:layout-grid-snap-to="true" style:footnote-max-height="0in" loext:margin-gutter="0.25in">
        <style:footnote-sep style:width="0.0071in" style:distance-before-sep="0.0398in" style:distance-after-sep="0.0398in" style:line-style="solid" style:adjustment="left" style:rel-width="25%" style:color="#000000"/>
      </style:page-layout-properties>
      <style:header-style>
        <style:header-footer-properties svg:height="0.4in" fo:margin-left="0in" fo:margin-right="0in" fo:margin-bottom="0.2in" fo:border-top="0.06pt solid #000000" fo:border-bottom="0.06pt solid #000000" fo:border-left="none" fo:border-right="none" fo:padding="0in"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master-page style:name="Converted2" style:page-layout-name="Mpm3" draw:style-name="Mdp1"/>
    <style:master-page style:name="Converted3" style:page-layout-name="Mpm4" draw:style-name="Mdp1"/>
    <style:master-page style:name="Converted4" style:page-layout-name="Mpm5" draw:style-name="Mdp1">
      <style:header>
        <text:p text:style-name="MP1"><text:span text:style-name="MT1">Mental Dimensions <text:s text:c="2"/></text:span><text:span text:style-name="MT2">∞ <text:s text:c="2"/></text:span><text:page-number text:select-page="current">79</text:page-number><text:span text:style-name="MT1"><text:s text:c="3"/></text:span></text:p>
      </style:header>
      <style:header-left>
        <text:p text:style-name="MP2"><text:page-number text:select-page="current">78</text:page-number><text:span text:style-name="MT2"><text:s text:c="3"/>∞ <text:s text:c="2"/></text:span><text:span text:style-name="MT1">Tales of Fantasy for a New Generation</text:span></text:p>
      </style:header-left>
      <style:header-first>
        <text:p text:style-name="MP1"><text:span text:style-name="MT1">Mental Dimensions <text:s text:c="2"/></text:span><text:span text:style-name="MT2">∞ <text:s text:c="2"/></text:span><text:page-number text:select-page="current">1</text:page-number><text:span text:style-name="MT1"><text:s text:c="3"/></text:span></text:p>
      </style:head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2-06-30T10:47:00</meta:creation-date>
    <meta:initial-creator>amazon</meta:initial-creator>
    <dc:language>en-US</dc:language>
    <dc:date>2022-04-28T01:55:57.072612627</dc:date>
    <meta:editing-cycles>140</meta:editing-cycles>
    <meta:editing-duration>PT6H22M59S</meta:editing-duration>
    <meta:generator>LibreOffice/7.2.6.2$Linux_X86_64 LibreOffice_project/20$Build-2</meta:generator>
    <meta:document-statistic meta:table-count="3" meta:image-count="1" meta:object-count="0" meta:page-count="125" meta:paragraph-count="548" meta:word-count="18209" meta:character-count="102345" meta:non-whitespace-character-count="84524"/>
    <meta:user-defined meta:name="AppVersion">15.0000</meta:user-defined>
  </office:meta>
</office:document-meta>
</file>

<file path=VersionList.xml><?xml version="1.0" encoding="utf-8"?>
<VL:version-list xmlns:dc="http://purl.org/dc/elements/1.1/" xmlns:VL="http://openoffice.org/2001/versions-list">
  <VL:version-entry VL:title="Version1" VL:comment="" VL:creator="Andy Alt" dc:date-time="2022-04-27T01:25:38"/>
  <VL:version-entry VL:title="Version2" VL:comment="" VL:creator="Andy Alt" dc:date-time="2022-04-27T02:13:53"/>
  <VL:version-entry VL:title="Version3" VL:comment="Automatically saved version" VL:creator="Andy Alt" dc:date-time="2022-04-27T15:29:43"/>
  <VL:version-entry VL:title="Version4" VL:comment="adding Epstein and Lennon quotes" VL:creator="" dc:date-time="2022-04-28T01:55:57"/>
</VL:version-list>
</file>